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20.611cm" fo:margin-left="-1.63cm" table:align="left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10.213cm"/>
    </style:style>
    <style:style style:name="Tabla2.C" style:family="table-column">
      <style:table-column-properties style:column-width="4.101cm"/>
    </style:style>
    <style:style style:name="Tabla2.D" style:family="table-column">
      <style:table-column-properties style:column-width="4.49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0.611cm" fo:margin-left="-1.656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10.213cm"/>
    </style:style>
    <style:style style:name="Tabla3.C" style:family="table-column">
      <style:table-column-properties style:column-width="4.101cm"/>
    </style:style>
    <style:style style:name="Tabla3.D" style:family="table-column">
      <style:table-column-properties style:column-width="4.49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0.611cm" fo:margin-left="-1.63cm" table:align="left"/>
    </style:style>
    <style:style style:name="Tabla4.A" style:family="table-column">
      <style:table-column-properties style:column-width="1.799cm"/>
    </style:style>
    <style:style style:name="Tabla4.B" style:family="table-column">
      <style:table-column-properties style:column-width="10.213cm"/>
    </style:style>
    <style:style style:name="Tabla4.C" style:family="table-column">
      <style:table-column-properties style:column-width="4.101cm"/>
    </style:style>
    <style:style style:name="Tabla4.D" style:family="table-column">
      <style:table-column-properties style:column-width="4.4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0.611cm" fo:margin-left="-1.63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10.213cm"/>
    </style:style>
    <style:style style:name="Tabla5.C" style:family="table-column">
      <style:table-column-properties style:column-width="4.101cm"/>
    </style:style>
    <style:style style:name="Tabla5.D" style:family="table-column">
      <style:table-column-properties style:column-width="4.4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0.611cm" fo:margin-left="-1.63cm" table:align="left"/>
    </style:style>
    <style:style style:name="Tabla6.A" style:family="table-column">
      <style:table-column-properties style:column-width="1.799cm"/>
    </style:style>
    <style:style style:name="Tabla6.B" style:family="table-column">
      <style:table-column-properties style:column-width="10.213cm"/>
    </style:style>
    <style:style style:name="Tabla6.C" style:family="table-column">
      <style:table-column-properties style:column-width="4.101cm"/>
    </style:style>
    <style:style style:name="Tabla6.D" style:family="table-column">
      <style:table-column-properties style:column-width="4.49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0.611cm" fo:margin-left="-1.63cm" table:align="left"/>
    </style:style>
    <style:style style:name="Tabla9.A" style:family="table-column">
      <style:table-column-properties style:column-width="1.799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4.101cm"/>
    </style:style>
    <style:style style:name="Tabla9.D" style:family="table-column">
      <style:table-column-properties style:column-width="4.49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0.611cm" fo:margin-left="-1.603cm" table:align="left"/>
    </style:style>
    <style:style style:name="Tabla7.A" style:family="table-column">
      <style:table-column-properties style:column-width="1.799cm"/>
    </style:style>
    <style:style style:name="Tabla7.B" style:family="table-column">
      <style:table-column-properties style:column-width="10.213cm"/>
    </style:style>
    <style:style style:name="Tabla7.C" style:family="table-column">
      <style:table-column-properties style:column-width="4.101cm"/>
    </style:style>
    <style:style style:name="Tabla7.D" style:family="table-column">
      <style:table-column-properties style:column-width="4.49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0.718cm"/>
    </style:style>
    <style:style style:name="Tabla7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20.611cm" fo:margin-left="-1.63cm" table:align="left"/>
    </style:style>
    <style:style style:name="Tabla12.A" style:family="table-column">
      <style:table-column-properties style:column-width="1.799cm"/>
    </style:style>
    <style:style style:name="Tabla12.B" style:family="table-column">
      <style:table-column-properties style:column-width="10.292cm"/>
    </style:style>
    <style:style style:name="Tabla12.C" style:family="table-column">
      <style:table-column-properties style:column-width="4.022cm"/>
    </style:style>
    <style:style style:name="Tabla12.D" style:family="table-column">
      <style:table-column-properties style:column-width="4.49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7" style:family="table-row">
      <style:table-row-properties style:min-row-height="0.718cm"/>
    </style:style>
    <style:style style:name="Tabla1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2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2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20.611cm" fo:margin-left="-1.63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4.101cm"/>
    </style:style>
    <style:style style:name="Tabla13.D" style:family="table-column">
      <style:table-column-properties style:column-width="4.49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3" style:family="table-row">
      <style:table-row-properties style:min-row-height="0.75cm"/>
    </style:style>
    <style:style style:name="Tabla1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3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3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20.611cm" fo:margin-left="-1.63cm" table:align="left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10.213cm"/>
    </style:style>
    <style:style style:name="Tabla1.C" style:family="table-column">
      <style:table-column-properties style:column-width="4.101cm"/>
    </style:style>
    <style:style style:name="Tabla1.D" style:family="table-column">
      <style:table-column-properties style:column-width="4.4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20.611cm" fo:margin-left="-1.63cm" table:align="left"/>
    </style:style>
    <style:style style:name="Tabla11.A" style:family="table-column">
      <style:table-column-properties style:column-width="1.799cm"/>
    </style:style>
    <style:style style:name="Tabla11.B" style:family="table-column">
      <style:table-column-properties style:column-width="10.213cm"/>
    </style:style>
    <style:style style:name="Tabla11.C" style:family="table-column">
      <style:table-column-properties style:column-width="4.101cm"/>
    </style:style>
    <style:style style:name="Tabla11.D" style:family="table-column">
      <style:table-column-properties style:column-width="4.49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1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1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0.505cm" fo:margin-left="-1.524cm" table:align="left"/>
    </style:style>
    <style:style style:name="Tabla8.A" style:family="table-column">
      <style:table-column-properties style:column-width="2.99cm"/>
    </style:style>
    <style:style style:name="Tabla8.B" style:family="table-column">
      <style:table-column-properties style:column-width="8.017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4.49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8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23" style:family="table-row">
      <style:table-row-properties style:min-row-height="0.644cm"/>
    </style:style>
    <style:style style:name="Tabla8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20.611cm" fo:margin-left="-1.63cm" table:align="left"/>
    </style:style>
    <style:style style:name="Tabla14.A" style:family="table-column">
      <style:table-column-properties style:column-width="3.096cm"/>
    </style:style>
    <style:style style:name="Tabla14.B" style:family="table-column">
      <style:table-column-properties style:column-width="8.017cm"/>
    </style:style>
    <style:style style:name="Tabla14.C" style:family="table-column">
      <style:table-column-properties style:column-width="5.001cm"/>
    </style:style>
    <style:style style:name="Tabla14.D" style:family="table-column">
      <style:table-column-properties style:column-width="4.49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4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23" style:family="table-row">
      <style:table-row-properties style:min-row-height="0.644cm"/>
    </style:style>
    <style:style style:name="Tabla14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20.505cm" fo:margin-left="-1.524cm" table:align="left"/>
    </style:style>
    <style:style style:name="Tabla15.A" style:family="table-column">
      <style:table-column-properties style:column-width="2.99cm"/>
    </style:style>
    <style:style style:name="Tabla15.B" style:family="table-column">
      <style:table-column-properties style:column-width="8.017cm"/>
    </style:style>
    <style:style style:name="Tabla15.C" style:family="table-column">
      <style:table-column-properties style:column-width="5.001cm"/>
    </style:style>
    <style:style style:name="Tabla15.D" style:family="table-column">
      <style:table-column-properties style:column-width="4.49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5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23" style:family="table-row">
      <style:table-row-properties style:min-row-height="0.644cm"/>
    </style:style>
    <style:style style:name="Tabla15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20.505cm" fo:margin-left="-1.524cm" table:align="left"/>
    </style:style>
    <style:style style:name="Tabla18.A" style:family="table-column">
      <style:table-column-properties style:column-width="2.99cm"/>
    </style:style>
    <style:style style:name="Tabla18.B" style:family="table-column">
      <style:table-column-properties style:column-width="8.017cm"/>
    </style:style>
    <style:style style:name="Tabla18.C" style:family="table-column">
      <style:table-column-properties style:column-width="5.001cm"/>
    </style:style>
    <style:style style:name="Tabla18.D" style:family="table-column">
      <style:table-column-properties style:column-width="4.49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8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23" style:family="table-row">
      <style:table-row-properties style:min-row-height="0.644cm"/>
    </style:style>
    <style:style style:name="Tabla18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20.532cm" fo:margin-left="-1.55cm" table:align="left"/>
    </style:style>
    <style:style style:name="Tabla17.A" style:family="table-column">
      <style:table-column-properties style:column-width="2.99cm"/>
    </style:style>
    <style:style style:name="Tabla17.B" style:family="table-column">
      <style:table-column-properties style:column-width="8.017cm"/>
    </style:style>
    <style:style style:name="Tabla17.C" style:family="table-column">
      <style:table-column-properties style:column-width="5.001cm"/>
    </style:style>
    <style:style style:name="Tabla17.D" style:family="table-column">
      <style:table-column-properties style:column-width="4.524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7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23" style:family="table-row">
      <style:table-row-properties style:min-row-height="0.644cm"/>
    </style:style>
    <style:style style:name="Tabla17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20.532cm" fo:margin-left="-1.55cm" table:align="left"/>
    </style:style>
    <style:style style:name="Tabla16.A" style:family="table-column">
      <style:table-column-properties style:column-width="2.99cm"/>
    </style:style>
    <style:style style:name="Tabla16.B" style:family="table-column">
      <style:table-column-properties style:column-width="8.017cm"/>
    </style:style>
    <style:style style:name="Tabla16.C" style:family="table-column">
      <style:table-column-properties style:column-width="5.001cm"/>
    </style:style>
    <style:style style:name="Tabla16.D" style:family="table-column">
      <style:table-column-properties style:column-width="4.524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6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23" style:family="table-row">
      <style:table-row-properties style:min-row-height="0.644cm"/>
    </style:style>
    <style:style style:name="Tabla16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20.532cm" fo:margin-left="-1.55cm" table:align="left"/>
    </style:style>
    <style:style style:name="Tabla19.A" style:family="table-column">
      <style:table-column-properties style:column-width="2.99cm"/>
    </style:style>
    <style:style style:name="Tabla19.B" style:family="table-column">
      <style:table-column-properties style:column-width="8.017cm"/>
    </style:style>
    <style:style style:name="Tabla19.C" style:family="table-column">
      <style:table-column-properties style:column-width="5.001cm"/>
    </style:style>
    <style:style style:name="Tabla19.D" style:family="table-column">
      <style:table-column-properties style:column-width="4.524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9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23" style:family="table-row">
      <style:table-row-properties style:min-row-height="0.644cm"/>
    </style:style>
    <style:style style:name="Tabla19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9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9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9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eb5d1"/>
    </style:style>
    <style:style style:name="P7" style:family="paragraph" style:parent-style-name="Standard">
      <style:text-properties officeooo:paragraph-rsid="003793f6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style:text-underline-style="none" officeooo:paragraph-rsid="0040f6c8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59" style:family="paragraph" style:parent-style-name="Standard">
      <style:text-properties officeooo:paragraph-rsid="0051dab3"/>
    </style:style>
    <style:style style:name="P60" style:family="paragraph" style:parent-style-name="Standard">
      <style:text-properties officeooo:rsid="0052fb15" officeooo:paragraph-rsid="0052fb15"/>
    </style:style>
    <style:style style:name="P61" style:family="paragraph" style:parent-style-name="Standard">
      <style:paragraph-properties fo:text-align="center" style:justify-single-word="false"/>
      <style:text-properties officeooo:rsid="00563a80" officeooo:paragraph-rsid="00563a80"/>
    </style:style>
    <style:style style:name="P62" style:family="paragraph" style:parent-style-name="Standard">
      <style:paragraph-properties fo:text-align="center" style:justify-single-word="false"/>
      <style:text-properties officeooo:rsid="00563a80" officeooo:paragraph-rsid="00797f69"/>
    </style:style>
    <style:style style:name="P63" style:family="paragraph" style:parent-style-name="Standard">
      <style:paragraph-properties fo:text-align="center" style:justify-single-word="false"/>
      <style:text-properties officeooo:rsid="00563a80" officeooo:paragraph-rsid="007d997c"/>
    </style:style>
    <style:style style:name="P64" style:family="paragraph" style:parent-style-name="Standard">
      <style:paragraph-properties fo:text-align="center" style:justify-single-word="false"/>
      <style:text-properties officeooo:rsid="00563a80" officeooo:paragraph-rsid="00816cdf"/>
    </style:style>
    <style:style style:name="P65" style:family="paragraph" style:parent-style-name="Standard">
      <style:paragraph-properties fo:text-align="center" style:justify-single-word="false"/>
      <style:text-properties officeooo:rsid="00563a80" officeooo:paragraph-rsid="009203d8"/>
    </style:style>
    <style:style style:name="P66" style:family="paragraph" style:parent-style-name="Standard">
      <style:paragraph-properties fo:text-align="center" style:justify-single-word="false"/>
      <style:text-properties officeooo:rsid="00563a80" officeooo:paragraph-rsid="0094514d"/>
    </style:style>
    <style:style style:name="P67" style:family="paragraph" style:parent-style-name="Standard">
      <style:paragraph-properties fo:text-align="center" style:justify-single-word="false"/>
      <style:text-properties officeooo:rsid="00563a80" officeooo:paragraph-rsid="00972d53"/>
    </style:style>
    <style:style style:name="P68" style:family="paragraph" style:parent-style-name="Standard">
      <style:paragraph-properties fo:text-align="center" style:justify-single-word="false"/>
      <style:text-properties officeooo:rsid="00572406" officeooo:paragraph-rsid="00572406"/>
    </style:style>
    <style:style style:name="P69" style:family="paragraph" style:parent-style-name="Standard">
      <style:paragraph-properties fo:text-align="center" style:justify-single-word="false"/>
      <style:text-properties officeooo:rsid="00572406" officeooo:paragraph-rsid="00797f69"/>
    </style:style>
    <style:style style:name="P70" style:family="paragraph" style:parent-style-name="Standard">
      <style:paragraph-properties fo:text-align="center" style:justify-single-word="false"/>
      <style:text-properties officeooo:rsid="00572406" officeooo:paragraph-rsid="007d997c"/>
    </style:style>
    <style:style style:name="P71" style:family="paragraph" style:parent-style-name="Standard">
      <style:paragraph-properties fo:text-align="center" style:justify-single-word="false"/>
      <style:text-properties officeooo:rsid="00572406" officeooo:paragraph-rsid="00816cdf"/>
    </style:style>
    <style:style style:name="P72" style:family="paragraph" style:parent-style-name="Standard">
      <style:paragraph-properties fo:text-align="center" style:justify-single-word="false"/>
      <style:text-properties officeooo:rsid="00572406" officeooo:paragraph-rsid="009203d8"/>
    </style:style>
    <style:style style:name="P73" style:family="paragraph" style:parent-style-name="Standard">
      <style:paragraph-properties fo:text-align="center" style:justify-single-word="false"/>
      <style:text-properties officeooo:rsid="00572406" officeooo:paragraph-rsid="0094514d"/>
    </style:style>
    <style:style style:name="P74" style:family="paragraph" style:parent-style-name="Standard">
      <style:paragraph-properties fo:text-align="center" style:justify-single-word="false"/>
      <style:text-properties officeooo:rsid="00572406" officeooo:paragraph-rsid="00972d53"/>
    </style:style>
    <style:style style:name="P75" style:family="paragraph" style:parent-style-name="Standard">
      <style:text-properties officeooo:rsid="005893a4" officeooo:paragraph-rsid="005893a4"/>
    </style:style>
    <style:style style:name="P76" style:family="paragraph" style:parent-style-name="Standard">
      <style:paragraph-properties fo:text-align="center" style:justify-single-word="false"/>
      <style:text-properties officeooo:rsid="005893a4" officeooo:paragraph-rsid="005893a4"/>
    </style:style>
    <style:style style:name="P77" style:family="paragraph" style:parent-style-name="Standard">
      <style:paragraph-properties fo:text-align="center" style:justify-single-word="false"/>
      <style:text-properties officeooo:rsid="005893a4" officeooo:paragraph-rsid="00797f69"/>
    </style:style>
    <style:style style:name="P78" style:family="paragraph" style:parent-style-name="Standard">
      <style:paragraph-properties fo:text-align="center" style:justify-single-word="false"/>
      <style:text-properties officeooo:rsid="005893a4" officeooo:paragraph-rsid="007d997c"/>
    </style:style>
    <style:style style:name="P79" style:family="paragraph" style:parent-style-name="Standard">
      <style:paragraph-properties fo:text-align="center" style:justify-single-word="false"/>
      <style:text-properties officeooo:rsid="005893a4" officeooo:paragraph-rsid="00816cdf"/>
    </style:style>
    <style:style style:name="P80" style:family="paragraph" style:parent-style-name="Standard">
      <style:paragraph-properties fo:text-align="center" style:justify-single-word="false"/>
      <style:text-properties officeooo:rsid="005893a4" officeooo:paragraph-rsid="009203d8"/>
    </style:style>
    <style:style style:name="P81" style:family="paragraph" style:parent-style-name="Standard">
      <style:paragraph-properties fo:text-align="center" style:justify-single-word="false"/>
      <style:text-properties officeooo:rsid="005893a4" officeooo:paragraph-rsid="0094514d"/>
    </style:style>
    <style:style style:name="P82" style:family="paragraph" style:parent-style-name="Standard">
      <style:paragraph-properties fo:text-align="center" style:justify-single-word="false"/>
      <style:text-properties officeooo:rsid="005893a4" officeooo:paragraph-rsid="00972d53"/>
    </style:style>
    <style:style style:name="P83" style:family="paragraph" style:parent-style-name="Standard">
      <style:text-properties officeooo:rsid="005893a4" officeooo:paragraph-rsid="00797f69"/>
    </style:style>
    <style:style style:name="P84" style:family="paragraph" style:parent-style-name="Standard">
      <style:text-properties officeooo:rsid="005893a4" officeooo:paragraph-rsid="007d997c"/>
    </style:style>
    <style:style style:name="P85" style:family="paragraph" style:parent-style-name="Standard">
      <style:text-properties officeooo:rsid="005893a4" officeooo:paragraph-rsid="00816cdf"/>
    </style:style>
    <style:style style:name="P86" style:family="paragraph" style:parent-style-name="Standard">
      <style:text-properties officeooo:rsid="005893a4" officeooo:paragraph-rsid="009203d8"/>
    </style:style>
    <style:style style:name="P87" style:family="paragraph" style:parent-style-name="Standard">
      <style:text-properties officeooo:rsid="005893a4" officeooo:paragraph-rsid="0094514d"/>
    </style:style>
    <style:style style:name="P88" style:family="paragraph" style:parent-style-name="Standard">
      <style:text-properties officeooo:rsid="005893a4" officeooo:paragraph-rsid="00972d53"/>
    </style:style>
    <style:style style:name="P89" style:family="paragraph" style:parent-style-name="Standard">
      <style:paragraph-properties fo:text-align="center" style:justify-single-word="false"/>
      <style:text-properties officeooo:paragraph-rsid="0051dab3"/>
    </style:style>
    <style:style style:name="P90" style:family="paragraph" style:parent-style-name="Standard">
      <style:paragraph-properties fo:text-align="center" style:justify-single-word="false"/>
      <style:text-properties officeooo:paragraph-rsid="00797f69"/>
    </style:style>
    <style:style style:name="P91" style:family="paragraph" style:parent-style-name="Standard">
      <style:paragraph-properties fo:text-align="center" style:justify-single-word="false"/>
      <style:text-properties officeooo:paragraph-rsid="007d997c"/>
    </style:style>
    <style:style style:name="P92" style:family="paragraph" style:parent-style-name="Standard">
      <style:paragraph-properties fo:text-align="center" style:justify-single-word="false"/>
      <style:text-properties officeooo:paragraph-rsid="00816cdf"/>
    </style:style>
    <style:style style:name="P93" style:family="paragraph" style:parent-style-name="Standard">
      <style:paragraph-properties fo:text-align="center" style:justify-single-word="false"/>
      <style:text-properties officeooo:paragraph-rsid="009203d8"/>
    </style:style>
    <style:style style:name="P94" style:family="paragraph" style:parent-style-name="Standard">
      <style:paragraph-properties fo:text-align="center" style:justify-single-word="false"/>
      <style:text-properties officeooo:paragraph-rsid="0094514d"/>
    </style:style>
    <style:style style:name="P95" style:family="paragraph" style:parent-style-name="Standard">
      <style:paragraph-properties fo:text-align="center" style:justify-single-word="false"/>
      <style:text-properties officeooo:paragraph-rsid="00972d53"/>
    </style:style>
    <style:style style:name="P96" style:family="paragraph" style:parent-style-name="Standard">
      <style:text-properties officeooo:rsid="005ad8c4" officeooo:paragraph-rsid="0040f6c8"/>
    </style:style>
    <style:style style:name="P97" style:family="paragraph" style:parent-style-name="Standard">
      <style:text-properties officeooo:rsid="005ad8c4" officeooo:paragraph-rsid="005dbde0"/>
    </style:style>
    <style:style style:name="P98" style:family="paragraph" style:parent-style-name="Standard">
      <style:text-properties officeooo:paragraph-rsid="005dbde0"/>
    </style:style>
    <style:style style:name="P99" style:family="paragraph" style:parent-style-name="Standard">
      <style:paragraph-properties fo:text-align="center" style:justify-single-word="false"/>
      <style:text-properties officeooo:rsid="006cec47" officeooo:paragraph-rsid="006cec47"/>
    </style:style>
    <style:style style:name="P100" style:family="paragraph" style:parent-style-name="Standard">
      <style:paragraph-properties fo:text-align="center" style:justify-single-word="false"/>
      <style:text-properties officeooo:rsid="006cec47" officeooo:paragraph-rsid="00797f69"/>
    </style:style>
    <style:style style:name="P101" style:family="paragraph" style:parent-style-name="Standard">
      <style:paragraph-properties fo:text-align="center" style:justify-single-word="false"/>
      <style:text-properties officeooo:rsid="006cec47" officeooo:paragraph-rsid="007d997c"/>
    </style:style>
    <style:style style:name="P102" style:family="paragraph" style:parent-style-name="Standard">
      <style:paragraph-properties fo:text-align="center" style:justify-single-word="false"/>
      <style:text-properties officeooo:rsid="006cec47" officeooo:paragraph-rsid="00816cdf"/>
    </style:style>
    <style:style style:name="P103" style:family="paragraph" style:parent-style-name="Standard">
      <style:paragraph-properties fo:text-align="center" style:justify-single-word="false"/>
      <style:text-properties officeooo:rsid="006cec47" officeooo:paragraph-rsid="009203d8"/>
    </style:style>
    <style:style style:name="P104" style:family="paragraph" style:parent-style-name="Standard">
      <style:paragraph-properties fo:text-align="center" style:justify-single-word="false"/>
      <style:text-properties officeooo:rsid="006cec47" officeooo:paragraph-rsid="0094514d"/>
    </style:style>
    <style:style style:name="P105" style:family="paragraph" style:parent-style-name="Standard">
      <style:paragraph-properties fo:text-align="center" style:justify-single-word="false"/>
      <style:text-properties officeooo:rsid="006cec47" officeooo:paragraph-rsid="00972d53"/>
    </style:style>
    <style:style style:name="P106" style:family="paragraph" style:parent-style-name="Standard">
      <style:paragraph-properties fo:text-align="start" style:justify-single-word="false"/>
      <style:text-properties officeooo:paragraph-rsid="00306067"/>
    </style:style>
    <style:style style:name="P107" style:family="paragraph" style:parent-style-name="Standard">
      <style:text-properties officeooo:paragraph-rsid="006f424c"/>
    </style:style>
    <style:style style:name="P108" style:family="paragraph" style:parent-style-name="Standard">
      <style:text-properties officeooo:rsid="002cd87d" officeooo:paragraph-rsid="006f424c"/>
    </style:style>
    <style:style style:name="P109" style:family="paragraph" style:parent-style-name="Standard">
      <style:text-properties officeooo:paragraph-rsid="00797f69"/>
    </style:style>
    <style:style style:name="P110" style:family="paragraph" style:parent-style-name="Standard">
      <style:text-properties officeooo:paragraph-rsid="007d997c"/>
    </style:style>
    <style:style style:name="P111" style:family="paragraph" style:parent-style-name="Standard">
      <style:text-properties officeooo:paragraph-rsid="00816cdf"/>
    </style:style>
    <style:style style:name="P112" style:family="paragraph" style:parent-style-name="Standard">
      <style:text-properties officeooo:rsid="00849f25" officeooo:paragraph-rsid="00797f69"/>
    </style:style>
    <style:style style:name="P113" style:family="paragraph" style:parent-style-name="Standard">
      <style:text-properties officeooo:rsid="00849f25" officeooo:paragraph-rsid="00853617"/>
    </style:style>
    <style:style style:name="P114" style:family="paragraph" style:parent-style-name="Standard">
      <style:text-properties officeooo:rsid="00849f25" officeooo:paragraph-rsid="008978ef"/>
    </style:style>
    <style:style style:name="P115" style:family="paragraph" style:parent-style-name="Standard">
      <style:text-properties officeooo:rsid="00853617" officeooo:paragraph-rsid="00853617"/>
    </style:style>
    <style:style style:name="P116" style:family="paragraph" style:parent-style-name="Standard">
      <style:text-properties officeooo:paragraph-rsid="009203d8"/>
    </style:style>
    <style:style style:name="P117" style:family="paragraph" style:parent-style-name="Standard">
      <style:text-properties officeooo:paragraph-rsid="0094514d"/>
    </style:style>
    <style:style style:name="P118" style:family="paragraph" style:parent-style-name="Standard">
      <style:text-properties officeooo:paragraph-rsid="00972d53"/>
    </style:style>
    <style:style style:name="P119" style:family="paragraph" style:parent-style-name="Text_20_body">
      <style:paragraph-properties fo:text-align="center" style:justify-single-word="false"/>
      <style:text-properties fo:font-size="12pt" officeooo:rsid="002cd87d" officeooo:paragraph-rsid="007d997c" style:font-size-asian="10.5pt" style:font-size-complex="12pt"/>
    </style:style>
    <style:style style:name="P120" style:family="paragraph" style:parent-style-name="Text_20_body">
      <style:paragraph-properties fo:text-align="center" style:justify-single-word="false"/>
      <style:text-properties fo:font-size="12pt" officeooo:rsid="002cd87d" officeooo:paragraph-rsid="00816cdf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2eb5d1" officeooo:paragraph-rsid="0051dab3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2eb5d1" officeooo:paragraph-rsid="005dbde0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2eb5d1" officeooo:paragraph-rsid="006f424c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2eb5d1" officeooo:paragraph-rsid="00797f69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paragraph-rsid="0051dab3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paragraph-rsid="00563a80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paragraph-rsid="005893a4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paragraph-rsid="005dbde0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paragraph-rsid="006c634d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paragraph-rsid="006f424c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paragraph-rsid="00797f69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paragraph-rsid="007d997c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paragraph-rsid="007f0a2f" style:font-size-asian="10.5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paragraph-rsid="007fe019" style:font-size-asian="10.5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paragraph-rsid="00816cdf" style:font-size-asian="10.5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paragraph-rsid="009203d8" style:font-size-asian="10.5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officeooo:paragraph-rsid="0094514d" style:font-size-asian="10.5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paragraph-rsid="00972d53" style:font-size-asian="10.5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2cd87d" officeooo:paragraph-rsid="006f07e2" style:font-size-asian="10.5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2cd87d" officeooo:paragraph-rsid="006f424c" style:font-size-asian="10.5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1b0f3c" officeooo:paragraph-rsid="0051dab3" style:font-size-asian="10.5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officeooo:rsid="001b0f3c" officeooo:paragraph-rsid="006f424c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1b0f3c" officeooo:paragraph-rsid="00797f69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1b0f3c" officeooo:paragraph-rsid="007d997c" style:font-size-asian="10.5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01b0f3c" officeooo:paragraph-rsid="00816cdf" style:font-size-asian="10.5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01b0f3c" officeooo:paragraph-rsid="009203d8" style:font-size-asian="10.5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officeooo:rsid="001b0f3c" officeooo:paragraph-rsid="0094514d" style:font-size-asian="10.5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1b0f3c" officeooo:paragraph-rsid="00972d53" style:font-size-asian="10.5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officeooo:rsid="0023e310" officeooo:paragraph-rsid="0051dab3" style:font-size-asian="10.5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font-size="12pt" officeooo:rsid="0023e310" officeooo:paragraph-rsid="005dbde0" style:font-size-asian="10.5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023e310" officeooo:paragraph-rsid="006f424c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23e310" officeooo:paragraph-rsid="00797f69" style:font-size-asian="10.5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023e310" officeooo:paragraph-rsid="007d997c" style:font-size-asian="10.5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font-size="12pt" officeooo:rsid="0023e310" officeooo:paragraph-rsid="00816cdf" style:font-size-asian="10.5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fo:font-size="12pt" officeooo:rsid="0023e310" officeooo:paragraph-rsid="009203d8" style:font-size-asian="10.5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023e310" officeooo:paragraph-rsid="0094514d" style:font-size-asian="10.5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officeooo:rsid="0023e310" officeooo:paragraph-rsid="00972d53" style:font-size-asian="10.5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fo:font-size="12pt" officeooo:rsid="003a3987" officeooo:paragraph-rsid="006f424c" style:font-size-asian="10.5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font-size="12pt" officeooo:rsid="003793f6" officeooo:paragraph-rsid="0051dab3" style:font-size-asian="10.5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fo:font-size="12pt" officeooo:rsid="003793f6" officeooo:paragraph-rsid="006f07e2" style:font-size-asian="10.5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03793f6" officeooo:paragraph-rsid="00797f69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03793f6" officeooo:paragraph-rsid="0094514d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3793f6" officeooo:paragraph-rsid="00972d53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5ad8c4" officeooo:paragraph-rsid="0033f349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156078" officeooo:paragraph-rsid="006f07e2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156078" officeooo:paragraph-rsid="006f424c" style:font-size-asian="10.5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rsid="00156078" officeooo:paragraph-rsid="00745454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5dbde0" officeooo:paragraph-rsid="005dbde0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05dbde0" officeooo:paragraph-rsid="006f424c" style:font-size-asian="10.5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font-size="12pt" officeooo:rsid="0063d77a" officeooo:paragraph-rsid="003793f6" style:font-size-asian="10.5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rsid="0067f894" officeooo:paragraph-rsid="0040f6c8" style:font-size-asian="10.5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rsid="006a852a" officeooo:paragraph-rsid="006a852a" style:font-size-asian="10.5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rsid="006a852a" officeooo:paragraph-rsid="00797f69" style:font-size-asian="10.5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rsid="006a852a" officeooo:paragraph-rsid="007d997c" style:font-size-asian="10.5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rsid="006a852a" officeooo:paragraph-rsid="00816cdf" style:font-size-asian="10.5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rsid="006a852a" officeooo:paragraph-rsid="009203d8" style:font-size-asian="10.5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fo:font-size="12pt" officeooo:rsid="006a852a" officeooo:paragraph-rsid="0094514d" style:font-size-asian="10.5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font-size="12pt" officeooo:rsid="006a852a" officeooo:paragraph-rsid="00972d53" style:font-size-asian="10.5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size="12pt" officeooo:rsid="006c634d" officeooo:paragraph-rsid="005d0d04" style:font-size-asian="10.5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rsid="006c634d" officeooo:paragraph-rsid="0051dab3" style:font-size-asian="10.5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rsid="006c634d" officeooo:paragraph-rsid="007d997c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rsid="006c634d" officeooo:paragraph-rsid="00816cdf" style:font-size-asian="10.5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font-size="12pt" officeooo:rsid="006c634d" officeooo:paragraph-rsid="009203d8" style:font-size-asian="10.5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fo:font-size="12pt" officeooo:rsid="006c634d" officeooo:paragraph-rsid="0094514d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06cec47" officeooo:paragraph-rsid="0051dab3" style:font-size-asian="10.5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fo:font-size="12pt" officeooo:rsid="006cec47" officeooo:paragraph-rsid="00797f69" style:font-size-asian="10.5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rsid="006cec47" officeooo:paragraph-rsid="007d997c" style:font-size-asian="10.5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font-size="12pt" officeooo:rsid="006cec47" officeooo:paragraph-rsid="00816cdf" style:font-size-asian="10.5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font-size="12pt" officeooo:rsid="006cec47" officeooo:paragraph-rsid="009203d8" style:font-size-asian="10.5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06cec47" officeooo:paragraph-rsid="0094514d" style:font-size-asian="10.5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font-size="12pt" officeooo:rsid="006cec47" officeooo:paragraph-rsid="00972d53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00f7647" officeooo:paragraph-rsid="006f424c" style:font-size-asian="10.5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font-size="12pt" officeooo:rsid="002c0136" officeooo:paragraph-rsid="006f424c" style:font-size-asian="10.5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font-size="12pt" officeooo:rsid="006efba9" officeooo:paragraph-rsid="006f424c" style:font-size-asian="10.5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03f7805" officeooo:paragraph-rsid="006f424c" style:font-size-asian="10.5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073fc9f" officeooo:paragraph-rsid="005dbde0" style:font-size-asian="10.5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0797f69" officeooo:paragraph-rsid="006f424c" style:font-size-asian="10.5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font-size="12pt" officeooo:rsid="007b0b30" officeooo:paragraph-rsid="00797f69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0816cdf" officeooo:paragraph-rsid="007d997c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0816cdf" officeooo:paragraph-rsid="00816cdf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089dcb0" officeooo:paragraph-rsid="009203d8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rsid="008b941f" officeooo:paragraph-rsid="008b941f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rsid="008d219b" officeooo:paragraph-rsid="00816cdf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09203d8" officeooo:paragraph-rsid="007d997c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092fc23" officeooo:paragraph-rsid="0094514d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officeooo:rsid="0094122f" officeooo:paragraph-rsid="0094514d" style:font-size-asian="10.5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officeooo:rsid="0094122f" officeooo:paragraph-rsid="00972d53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0972d53" officeooo:paragraph-rsid="0094514d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0972d53" officeooo:paragraph-rsid="00972d53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style:text-underline-style="none" officeooo:paragraph-rsid="005dbde0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font-size="12pt" style:text-underline-style="none" officeooo:paragraph-rsid="006f424c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fo:language="en" fo:country="US" officeooo:rsid="00156078" officeooo:paragraph-rsid="006f07e2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fo:language="en" fo:country="US" officeooo:rsid="00156078" officeooo:paragraph-rsid="006f424c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fo:language="en" fo:country="US" officeooo:rsid="0033f349" officeooo:paragraph-rsid="006f07e2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fo:language="en" fo:country="US" officeooo:rsid="003d38af" officeooo:paragraph-rsid="006f07e2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023e310" officeooo:paragraph-rsid="006f424c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  <style:text-properties fo:font-size="14pt" officeooo:rsid="000f7647" officeooo:paragraph-rsid="0051dab3" style:font-size-asian="14pt" style:font-size-complex="14pt"/>
    </style:style>
    <style:style style:name="P226" style:family="paragraph" style:parent-style-name="Table_20_Contents">
      <style:paragraph-properties fo:text-align="center" style:justify-single-word="false"/>
      <style:text-properties fo:font-size="14pt" officeooo:rsid="000f7647" officeooo:paragraph-rsid="005dbde0" style:font-size-asian="14pt" style:font-size-complex="14pt"/>
    </style:style>
    <style:style style:name="P227" style:family="paragraph" style:parent-style-name="Table_20_Contents">
      <style:paragraph-properties fo:text-align="center" style:justify-single-word="false"/>
      <style:text-properties fo:font-size="14pt" officeooo:rsid="000f7647" officeooo:paragraph-rsid="006f424c" style:font-size-asian="14pt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fo:font-size="14pt" officeooo:rsid="000f7647" officeooo:paragraph-rsid="00797f69" style:font-size-asian="14pt" style:font-size-complex="14pt"/>
    </style:style>
    <style:style style:name="P229" style:family="paragraph" style:parent-style-name="Table_20_Contents">
      <style:paragraph-properties fo:text-align="center" style:justify-single-word="false"/>
      <style:text-properties fo:font-size="14pt" officeooo:rsid="000f7647" officeooo:paragraph-rsid="007d997c" style:font-size-asian="14pt" style:font-size-complex="14pt"/>
    </style:style>
    <style:style style:name="P230" style:family="paragraph" style:parent-style-name="Table_20_Contents">
      <style:paragraph-properties fo:text-align="center" style:justify-single-word="false"/>
      <style:text-properties fo:font-size="14pt" officeooo:rsid="000f7647" officeooo:paragraph-rsid="00816cdf" style:font-size-asian="14pt" style:font-size-complex="14pt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00f7647" officeooo:paragraph-rsid="009203d8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4pt" officeooo:rsid="000f7647" officeooo:paragraph-rsid="0094514d" style:font-size-asian="14pt" style:font-size-complex="14pt"/>
    </style:style>
    <style:style style:name="P233" style:family="paragraph" style:parent-style-name="Table_20_Contents">
      <style:paragraph-properties fo:text-align="center" style:justify-single-word="false"/>
      <style:text-properties fo:font-size="14pt" officeooo:rsid="000f7647" officeooo:paragraph-rsid="00972d53" style:font-size-asian="14pt" style:font-size-complex="14pt"/>
    </style:style>
    <style:style style:name="P234" style:family="paragraph" style:parent-style-name="Table_20_Contents">
      <style:paragraph-properties fo:text-align="center" style:justify-single-word="false"/>
      <style:text-properties fo:font-size="14pt" officeooo:rsid="0013392f" officeooo:paragraph-rsid="0051dab3" style:font-size-asian="14pt" style:font-size-complex="14pt"/>
    </style:style>
    <style:style style:name="P235" style:family="paragraph" style:parent-style-name="Table_20_Contents">
      <style:paragraph-properties fo:text-align="center" style:justify-single-word="false"/>
      <style:text-properties fo:font-size="14pt" officeooo:rsid="0013392f" officeooo:paragraph-rsid="005dbde0" style:font-size-asian="14pt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fo:font-size="14pt" officeooo:rsid="0013392f" officeooo:paragraph-rsid="006f424c" style:font-size-asian="14pt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fo:font-size="14pt" officeooo:rsid="0013392f" officeooo:paragraph-rsid="00797f69" style:font-size-asian="14pt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fo:font-size="14pt" officeooo:rsid="0013392f" officeooo:paragraph-rsid="007d997c" style:font-size-asian="14pt" style:font-size-complex="14pt"/>
    </style:style>
    <style:style style:name="P239" style:family="paragraph" style:parent-style-name="Table_20_Contents">
      <style:paragraph-properties fo:text-align="center" style:justify-single-word="false"/>
      <style:text-properties fo:font-size="14pt" officeooo:rsid="0013392f" officeooo:paragraph-rsid="00816cdf" style:font-size-asian="14pt" style:font-size-complex="14pt"/>
    </style:style>
    <style:style style:name="P240" style:family="paragraph" style:parent-style-name="Table_20_Contents">
      <style:paragraph-properties fo:text-align="center" style:justify-single-word="false"/>
      <style:text-properties fo:font-size="14pt" officeooo:rsid="0013392f" officeooo:paragraph-rsid="009203d8" style:font-size-asian="14pt" style:font-size-complex="14pt"/>
    </style:style>
    <style:style style:name="P241" style:family="paragraph" style:parent-style-name="Table_20_Contents">
      <style:paragraph-properties fo:text-align="center" style:justify-single-word="false"/>
      <style:text-properties fo:font-size="14pt" officeooo:rsid="0013392f" officeooo:paragraph-rsid="0094514d" style:font-size-asian="14pt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fo:font-size="14pt" officeooo:rsid="0013392f" officeooo:paragraph-rsid="00972d53" style:font-size-asian="14pt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fo:font-size="14pt" officeooo:rsid="001bb69a" officeooo:paragraph-rsid="0051dab3" style:font-size-asian="14pt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fo:font-size="14pt" officeooo:rsid="001bb69a" officeooo:paragraph-rsid="005dbde0" style:font-size-asian="14pt" style:font-size-complex="14pt"/>
    </style:style>
    <style:style style:name="P245" style:family="paragraph" style:parent-style-name="Table_20_Contents">
      <style:paragraph-properties fo:text-align="center" style:justify-single-word="false"/>
      <style:text-properties fo:font-size="14pt" officeooo:rsid="001bb69a" officeooo:paragraph-rsid="006f424c" style:font-size-asian="14pt" style:font-size-complex="14pt"/>
    </style:style>
    <style:style style:name="P246" style:family="paragraph" style:parent-style-name="Table_20_Contents">
      <style:paragraph-properties fo:text-align="center" style:justify-single-word="false"/>
      <style:text-properties fo:font-size="14pt" officeooo:rsid="001bb69a" officeooo:paragraph-rsid="00797f69" style:font-size-asian="14pt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fo:font-size="14pt" officeooo:rsid="001bb69a" officeooo:paragraph-rsid="007d997c" style:font-size-asian="14pt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fo:font-size="14pt" officeooo:rsid="001bb69a" officeooo:paragraph-rsid="00816cdf" style:font-size-asian="14pt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fo:font-size="14pt" officeooo:rsid="001bb69a" officeooo:paragraph-rsid="009203d8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fo:font-size="14pt" officeooo:rsid="001bb69a" officeooo:paragraph-rsid="0094514d" style:font-size-asian="14pt" style:font-size-complex="14pt"/>
    </style:style>
    <style:style style:name="P251" style:family="paragraph" style:parent-style-name="Table_20_Contents">
      <style:paragraph-properties fo:text-align="center" style:justify-single-word="false"/>
      <style:text-properties fo:font-size="14pt" officeooo:rsid="001bb69a" officeooo:paragraph-rsid="00972d53" style:font-size-asian="14pt" style:font-size-complex="14pt"/>
    </style:style>
    <style:style style:name="P252" style:family="paragraph" style:parent-style-name="Table_20_Contents">
      <style:paragraph-properties fo:text-align="center" style:justify-single-word="false"/>
      <style:text-properties fo:font-size="14pt" officeooo:rsid="00563a80" officeooo:paragraph-rsid="00563a80" style:font-size-asian="14pt" style:font-size-complex="14pt"/>
    </style:style>
    <style:style style:name="P253" style:family="paragraph" style:parent-style-name="Table_20_Contents">
      <style:paragraph-properties fo:text-align="center" style:justify-single-word="false"/>
      <style:text-properties fo:font-size="14pt" officeooo:rsid="00563a80" officeooo:paragraph-rsid="00797f69" style:font-size-asian="14pt" style:font-size-complex="14pt"/>
    </style:style>
    <style:style style:name="P254" style:family="paragraph" style:parent-style-name="Table_20_Contents">
      <style:paragraph-properties fo:text-align="center" style:justify-single-word="false"/>
      <style:text-properties fo:font-size="14pt" officeooo:rsid="00563a80" officeooo:paragraph-rsid="007d997c" style:font-size-asian="14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font-size="14pt" officeooo:rsid="00563a80" officeooo:paragraph-rsid="00816cdf" style:font-size-asian="14pt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font-size="14pt" officeooo:rsid="00563a80" officeooo:paragraph-rsid="009203d8" style:font-size-asian="14pt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font-size="14pt" officeooo:rsid="00563a80" officeooo:paragraph-rsid="0094514d" style:font-size-asian="14pt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font-size="14pt" officeooo:rsid="00563a80" officeooo:paragraph-rsid="00972d53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0" style:family="paragraph" style:parent-style-name="Table_20_Contents">
      <style:paragraph-properties fo:text-align="center" style:justify-single-word="false"/>
      <style:text-properties fo:language="en" fo:country="US" officeooo:paragraph-rsid="006f424c"/>
    </style:style>
    <style:style style:name="P261" style:family="paragraph" style:parent-style-name="Table_20_Contents">
      <style:paragraph-properties fo:text-align="center" style:justify-single-word="false"/>
      <style:text-properties fo:font-size="11pt" officeooo:rsid="0023e310" officeooo:paragraph-rsid="0033f349" style:font-size-asian="11pt" style:font-size-complex="11pt"/>
    </style:style>
    <style:style style:name="P262" style:family="paragraph" style:parent-style-name="Table_20_Contents">
      <style:paragraph-properties fo:text-align="center" style:justify-single-word="false"/>
      <style:text-properties fo:font-size="11pt" officeooo:rsid="0023e310" officeooo:paragraph-rsid="0039100c" style:font-size-asian="11pt" style:font-size-complex="11pt"/>
    </style:style>
    <style:style style:name="P263" style:family="paragraph" style:parent-style-name="Heading_20_1">
      <style:paragraph-properties fo:text-align="center" style:justify-single-word="false"/>
      <style:text-properties fo:font-size="12pt" officeooo:rsid="002cd87d" officeooo:paragraph-rsid="0051dab3" style:font-size-asian="10.5pt" style:font-size-complex="12pt"/>
    </style:style>
    <style:style style:name="P264" style:family="paragraph" style:parent-style-name="Heading_20_1">
      <style:paragraph-properties fo:text-align="center" style:justify-single-word="false"/>
      <style:text-properties fo:font-size="12pt" officeooo:rsid="002cd87d" officeooo:paragraph-rsid="00797f69" style:font-size-asian="10.5pt" style:font-size-complex="12pt"/>
    </style:style>
    <style:style style:name="P265" style:family="paragraph" style:parent-style-name="Heading_20_1">
      <style:paragraph-properties fo:text-align="center" style:justify-single-word="false"/>
      <style:text-properties fo:font-size="12pt" officeooo:rsid="002cd87d" officeooo:paragraph-rsid="007d997c" style:font-size-asian="10.5pt" style:font-size-complex="12pt"/>
    </style:style>
    <style:style style:name="P266" style:family="paragraph" style:parent-style-name="Heading_20_1">
      <style:paragraph-properties fo:text-align="center" style:justify-single-word="false"/>
      <style:text-properties fo:font-size="12pt" officeooo:rsid="002cd87d" officeooo:paragraph-rsid="00816cdf" style:font-size-asian="10.5pt" style:font-size-complex="12pt"/>
    </style:style>
    <style:style style:name="P267" style:family="paragraph" style:parent-style-name="Heading_20_1">
      <style:paragraph-properties fo:text-align="center" style:justify-single-word="false"/>
      <style:text-properties fo:font-size="12pt" officeooo:rsid="002cd87d" officeooo:paragraph-rsid="009203d8" style:font-size-asian="10.5pt" style:font-size-complex="12pt"/>
    </style:style>
    <style:style style:name="P268" style:family="paragraph" style:parent-style-name="Heading_20_1">
      <style:paragraph-properties fo:text-align="center" style:justify-single-word="false"/>
      <style:text-properties fo:font-size="12pt" officeooo:rsid="002cd87d" officeooo:paragraph-rsid="0094514d" style:font-size-asian="10.5pt" style:font-size-complex="12pt"/>
    </style:style>
    <style:style style:name="P269" style:family="paragraph" style:parent-style-name="Heading_20_1">
      <style:paragraph-properties fo:text-align="center" style:justify-single-word="false"/>
      <style:text-properties fo:font-size="12pt" officeooo:rsid="002cd87d" officeooo:paragraph-rsid="00972d53" style:font-size-asian="10.5pt" style:font-size-complex="12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d38bf"/>
    </style:style>
    <style:style style:name="T4" style:family="text">
      <style:text-properties officeooo:rsid="0023e310"/>
    </style:style>
    <style:style style:name="T5" style:family="text">
      <style:text-properties officeooo:rsid="0027ff50"/>
    </style:style>
    <style:style style:name="T6" style:family="text">
      <style:text-properties officeooo:rsid="002b4c69"/>
    </style:style>
    <style:style style:name="T7" style:family="text">
      <style:text-properties officeooo:rsid="002cd87d"/>
    </style:style>
    <style:style style:name="T8" style:family="text">
      <style:text-properties officeooo:rsid="002eb5d1"/>
    </style:style>
    <style:style style:name="T9" style:family="text">
      <style:text-properties officeooo:rsid="00306067"/>
    </style:style>
    <style:style style:name="T10" style:family="text">
      <style:text-properties officeooo:rsid="00366e5c"/>
    </style:style>
    <style:style style:name="T11" style:family="text">
      <style:text-properties officeooo:rsid="004ff816"/>
    </style:style>
    <style:style style:name="T12" style:family="text">
      <style:text-properties officeooo:rsid="0051dab3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76c91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7f894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85361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ec4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865c4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bb69a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853617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54ea7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6cec47"/>
    </style:style>
    <style:style style:name="T26" style:family="text">
      <style:text-properties fo:language="en" fo:country="US"/>
    </style:style>
    <style:style style:name="T27" style:family="text">
      <style:text-properties officeooo:rsid="001b0f3c"/>
    </style:style>
    <style:style style:name="T28" style:family="text">
      <style:text-properties officeooo:rsid="006f07e2"/>
    </style:style>
    <style:style style:name="T29" style:family="text">
      <style:text-properties officeooo:rsid="0094122f"/>
    </style:style>
    <style:style style:name="T30" style:family="text">
      <style:text-properties officeooo:rsid="009451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7">
      <number:number number:decimal-places="5" loext:min-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ueba <text:span text:style-name="T6">entonación Data y cluster</text:span></text:p>
      <text:p text:style-name="P2"><text:span text:style-name="T11">T</text:span>ipo de algoritmo de cluster: kmeans o <text:span text:style-name="T7">Agglomerativ</text:span>e (este es el cluster jerarquico)</text:p>
      <text:p text:style-name="P3">Data: la cantidad de <text:span text:style-name="T4">ejemplos usados en el dataset</text:span></text:p>
      <text:p text:style-name="P5">Time: el tiempo que tarda en hacer el fit y el predict de un data frame</text:p>
      <text:p text:style-name="P4"><text:span text:style-name="T11">Silhouette_score</text:span>: <text:span text:style-name="T1">Que tan bien están clasificados los puntos del cluster (-1, 1), </text:span>mientras más cercano a 1 mejor, <text:span text:style-name="T3">el 0 implica que hay superposición de los clusters</text:span></text:p>
      <text:p text:style-name="P4"/>
      <text:p text:style-name="P1">pca <text:span text:style-name="T11">(.x)</text:span> <text:s/><text:span text:style-name="T11">el </text:span>.<text:span text:style-name="T9">x</text:span> lo que quiere decir que scikit-learn elige el número mínimo de componentes principales de manera que se retenga el <text:span text:style-name="T9">x</text:span>% de la varianza.</text:p>
      <text:p text:style-name="P10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1"><text:s/><text:span text:style-name="T2">D</text:span>ata</text:p>
          </table:table-cell>
          <table:table-cell table:style-name="Tabla2.A1" office:value-type="string">
            <text:p text:style-name="P41">Mejor estimador encontrado</text:p>
          </table:table-cell>
          <table:table-cell table:style-name="Tabla2.A1" office:value-type="string">
            <text:p text:style-name="P47">Time </text:p>
          </table:table-cell>
          <table:table-cell table:style-name="Tabla2.D1" office:value-type="string">
            <text:p text:style-name="P53"><text:span text:style-name="T5">S</text:span>ilhouette_score</text:p>
          </table:table-cell>
        </table:table-row>
        <table:table-row>
          <table:table-cell table:style-name="Tabla2.A2" table:number-rows-spanned="6" office:value-type="string">
            <text:p text:style-name="P9"/>
            <text:p text:style-name="P27">Kmeans</text:p>
            <text:p text:style-name="P16">2<text:span text:style-name="T10">5</text:span>0</text:p>
            <text:p text:style-name="P21">Data</text:p>
            <text:p text:style-name="P21">Escalada</text:p>
            <text:p text:style-name="P16"/>
          </table:table-cell>
          <table:table-cell table:style-name="Tabla2.A2" office:value-type="string">
            <text:p text:style-name="P259">init='random', max_iter=500, n _clusters=8, n_init=11</text:p>
          </table:table-cell>
          <table:table-cell table:style-name="Tabla2.A2" office:value-type="string">
            <text:p text:style-name="P224">393,45319108232667</text:p>
          </table:table-cell>
          <table:table-cell table:style-name="Tabla2.D2" office:value-type="string">
            <text:p text:style-name="P224">0,025232980516110955</text:p>
          </table:table-cell>
        </table:table-row>
        <table:table-row>
          <table:covered-table-cell/>
          <table:table-cell table:style-name="Tabla2.A2" office:value-type="string">
            <text:p text:style-name="P259">init='random', max_iter=250, n_clusters=10, n_init=11</text:p>
          </table:table-cell>
          <table:table-cell table:style-name="Tabla2.A2" office:value-type="string">
            <text:p text:style-name="P224">407,383097374996</text:p>
          </table:table-cell>
          <table:table-cell table:style-name="Tabla2.D2" office:value-type="string">
            <text:p text:style-name="P224">0,027147794997167313</text:p>
          </table:table-cell>
        </table:table-row>
        <table:table-row>
          <table:covered-table-cell/>
          <table:table-cell table:style-name="Tabla2.A2" office:value-type="string">
            <text:p text:style-name="P259">init='random', max_iter=400, n_clusters=8, n_init=12</text:p>
          </table:table-cell>
          <table:table-cell table:style-name="Tabla2.A2" office:value-type="string">
            <text:p text:style-name="P224">404,7844132022816</text:p>
          </table:table-cell>
          <table:table-cell table:style-name="Tabla2.D2" office:value-type="string">
            <text:p text:style-name="P224">0,029215529786126633</text:p>
          </table:table-cell>
        </table:table-row>
        <table:table-row>
          <table:covered-table-cell/>
          <table:table-cell table:style-name="Tabla2.A2" office:value-type="string">
            <text:p text:style-name="P259">init='k-means++', max_iter=450, n _clusters=10, n_init=10</text:p>
          </table:table-cell>
          <table:table-cell table:style-name="Tabla2.A2" office:value-type="string">
            <text:p text:style-name="P224">410,72418573641926</text:p>
          </table:table-cell>
          <table:table-cell table:style-name="Tabla2.D2" office:value-type="string">
            <text:p text:style-name="P224">0,02449778862020021</text:p>
          </table:table-cell>
        </table:table-row>
        <table:table-row>
          <table:covered-table-cell/>
          <table:table-cell table:style-name="Tabla2.A2" office:value-type="string">
            <text:p text:style-name="P259">init='random', max_iter=250, n_clusters=11, n_init=11</text:p>
          </table:table-cell>
          <table:table-cell table:style-name="Tabla2.A2" office:value-type="string">
            <text:p text:style-name="P224">411,37639795359564</text:p>
          </table:table-cell>
          <table:table-cell table:style-name="Tabla2.D2" office:value-type="string">
            <text:p text:style-name="P224">0,024739013676397085</text:p>
          </table:table-cell>
        </table:table-row>
        <table:table-row>
          <table:covered-table-cell/>
          <table:table-cell table:style-name="Tabla2.B7" office:value-type="string">
            <text:p text:style-name="P218">init='random', max_iter=5<text:span text:style-name="T28">0</text:span>0, n_init=1<text:span text:style-name="T28">2</text:span></text:p>
          </table:table-cell>
          <table:table-cell table:style-name="Tabla2.C7" table:formula="ooow:sum&lt;C2:C6&gt;/5" office:value-type="float" office:value="405.544257069924">
            <text:p text:style-name="P21">405,54426</text:p>
          </table:table-cell>
          <table:table-cell table:style-name="Tabla2.D7" table:formula="ooow:sum&lt;D2:D6&gt;/5" office:value-type="float" office:value="0.0261666215192004">
            <text:p text:style-name="P21">0,02617</text:p>
          </table:table-cell>
        </table:table-row>
      </table:table>
      <text:p text:style-name="P108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27"><text:s/><text:span text:style-name="T2">D</text:span>ata</text:p>
          </table:table-cell>
          <table:table-cell table:style-name="Tabla11.A1" office:value-type="string">
            <text:p text:style-name="P227">Mejor estimador encontrado</text:p>
          </table:table-cell>
          <table:table-cell table:style-name="Tabla11.A1" office:value-type="string">
            <text:p text:style-name="P236">Time </text:p>
          </table:table-cell>
          <table:table-cell table:style-name="Tabla11.D1" office:value-type="string">
            <text:p text:style-name="P245"><text:span text:style-name="T5">S</text:span>ilhouette_score</text:p>
          </table:table-cell>
        </table:table-row>
        <table:table-row>
          <table:table-cell table:style-name="Tabla11.A2" table:number-rows-spanned="6" office:value-type="string">
            <text:p text:style-name="P198"/>
            <text:p text:style-name="P146">Kmeans</text:p>
            <text:p text:style-name="P148">2<text:span text:style-name="T10">5</text:span>0</text:p>
            <text:p text:style-name="P157">Data</text:p>
            <text:p text:style-name="P157">Escalada </text:p>
            <text:p text:style-name="P127">+</text:p>
            <text:p text:style-name="P127">PCA <text:span text:style-name="T9">(.99)</text:span></text:p>
          </table:table-cell>
          <table:table-cell table:style-name="Tabla11.A2" office:value-type="string">
            <text:p text:style-name="P260">init='random', max_iter=500, n_clusters=9, n_init=11</text:p>
          </table:table-cell>
          <table:table-cell table:style-name="Tabla11.A2" office:value-type="string">
            <text:p text:style-name="P260">391,2059611261957</text:p>
          </table:table-cell>
          <table:table-cell table:style-name="Tabla11.D2" office:value-type="string">
            <text:p text:style-name="P260">0,026045096712780727</text:p>
          </table:table-cell>
        </table:table-row>
        <table:table-row>
          <table:covered-table-cell/>
          <table:table-cell table:style-name="Tabla11.A2" office:value-type="string">
            <text:p text:style-name="P260">init='k-means++', max_iter=350, n_clusters=9, n_init=15</text:p>
          </table:table-cell>
          <table:table-cell table:style-name="Tabla11.A2" office:value-type="string">
            <text:p text:style-name="P260">386,83497476478806</text:p>
          </table:table-cell>
          <table:table-cell table:style-name="Tabla11.D2" office:value-type="string">
            <text:p text:style-name="P260">0,024429757956468578</text:p>
          </table:table-cell>
        </table:table-row>
        <table:table-row>
          <table:covered-table-cell/>
          <table:table-cell table:style-name="Tabla11.A2" office:value-type="string">
            <text:p text:style-name="P260">init='k-means++', max_iter=350, n_clusters=11, n_init=14</text:p>
          </table:table-cell>
          <table:table-cell table:style-name="Tabla11.A2" office:value-type="string">
            <text:p text:style-name="P260">388,4131431653914</text:p>
          </table:table-cell>
          <table:table-cell table:style-name="Tabla11.D2" office:value-type="string">
            <text:p text:style-name="P260">0,02472177490778626</text:p>
          </table:table-cell>
        </table:table-row>
        <table:table-row>
          <table:covered-table-cell/>
          <table:table-cell table:style-name="Tabla11.A2" office:value-type="string">
            <text:p text:style-name="P260">init='random', max_iter=300, n_clusters=11, n_init=12</text:p>
          </table:table-cell>
          <table:table-cell table:style-name="Tabla11.A2" office:value-type="string">
            <text:p text:style-name="P260">393,19638348655644</text:p>
          </table:table-cell>
          <table:table-cell table:style-name="Tabla11.D2" office:value-type="string">
            <text:p text:style-name="P260">0,02424419783801381</text:p>
          </table:table-cell>
        </table:table-row>
        <table:table-row>
          <table:covered-table-cell/>
          <table:table-cell table:style-name="Tabla11.A2" office:value-type="string">
            <text:p text:style-name="P260">init='random', max_iter=200, n_clusters=8, n_init=14</text:p>
          </table:table-cell>
          <table:table-cell table:style-name="Tabla11.A2" office:value-type="string">
            <text:p text:style-name="P260">394,8443389293898</text:p>
          </table:table-cell>
          <table:table-cell table:style-name="Tabla11.D2" office:value-type="string">
            <text:p text:style-name="P260">0,027341173172993994</text:p>
          </table:table-cell>
        </table:table-row>
        <table:table-row>
          <table:covered-table-cell/>
          <table:table-cell table:style-name="Tabla11.B7" office:value-type="string">
            <text:p text:style-name="P219">init='random', max_iter=500, n_init=15</text:p>
          </table:table-cell>
          <table:table-cell table:style-name="Tabla11.C7" table:formula="ooow:sum&lt;C2:C6&gt;/5" office:value-type="float" office:value="390.898960294464">
            <text:p text:style-name="P164">390,89896</text:p>
          </table:table-cell>
          <table:table-cell table:style-name="Tabla11.D7" table:formula="ooow:sum&lt;D2:D6&gt;/5" office:value-type="float" office:value="0.0253564001176088">
            <text:p text:style-name="P201">0,02536</text:p>
          </table:table-cell>
        </table:table-row>
      </table:table>
      <text:p text:style-name="P10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2"><text:s/><text:span text:style-name="T2">D</text:span>ata</text:p>
          </table:table-cell>
          <table:table-cell table:style-name="Tabla3.A1" office:value-type="string">
            <text:p text:style-name="P42">Mejor estimador encontrado</text:p>
          </table:table-cell>
          <table:table-cell table:style-name="Tabla3.A1" office:value-type="string">
            <text:p text:style-name="P48">Time </text:p>
          </table:table-cell>
          <table:table-cell table:style-name="Tabla3.D1" office:value-type="string">
            <text:p text:style-name="P54"><text:span text:style-name="T5">S</text:span>ilhouette_score</text:p>
          </table:table-cell>
        </table:table-row>
        <table:table-row>
          <table:table-cell table:style-name="Tabla3.A2" table:number-rows-spanned="6" office:value-type="string">
            <text:p text:style-name="P10"/>
            <text:p text:style-name="P28">Kmeans</text:p>
            <text:p text:style-name="P17">2<text:span text:style-name="T10">5</text:span>0</text:p>
            <text:p text:style-name="P22">Data</text:p>
            <text:p text:style-name="P222">Escalada </text:p>
            <text:p text:style-name="P33">+</text:p>
            <text:p text:style-name="P33">PCA <text:span text:style-name="T9">(.95)</text:span></text:p>
          </table:table-cell>
          <table:table-cell table:style-name="Tabla3.A2" office:value-type="string">
            <text:p text:style-name="P259">init='k-means++', max_iter=250, n_clusters=8, n_init=10</text:p>
          </table:table-cell>
          <table:table-cell table:style-name="Tabla3.A2" office:value-type="string">
            <text:p text:style-name="P224">415,3461834358159</text:p>
          </table:table-cell>
          <table:table-cell table:style-name="Tabla3.D2" office:value-type="string">
            <text:p text:style-name="P224">0,02917183449318465</text:p>
          </table:table-cell>
        </table:table-row>
        <table:table-row>
          <table:covered-table-cell/>
          <table:table-cell table:style-name="Tabla3.A2" office:value-type="string">
            <text:p text:style-name="P259">init='random', max_iter=400, n_clusters=11, n_init=12</text:p>
          </table:table-cell>
          <table:table-cell table:style-name="Tabla3.A2" office:value-type="string">
            <text:p text:style-name="P224">387,5932754542291</text:p>
          </table:table-cell>
          <table:table-cell table:style-name="Tabla3.D2" office:value-type="string">
            <text:p text:style-name="P224"><text:span text:style-name="Fuente_20_de_20_párrafo_20_predeter."><text:span text:style-name="T26">0,023563615365366934</text:span></text:span></text:p>
          </table:table-cell>
        </table:table-row>
        <table:table-row>
          <table:covered-table-cell/>
          <table:table-cell table:style-name="Tabla3.A2" office:value-type="string">
            <text:p text:style-name="P259">init='k-means++', max_iter=200, n_clusters=11, n_init=14</text:p>
          </table:table-cell>
          <table:table-cell table:style-name="Tabla3.A2" office:value-type="string">
            <text:p text:style-name="P259">379,44406789819914</text:p>
          </table:table-cell>
          <table:table-cell table:style-name="Tabla3.D2" office:value-type="string">
            <text:p text:style-name="P259">0,029353400012918245</text:p>
          </table:table-cell>
        </table:table-row>
        <table:table-row>
          <table:covered-table-cell/>
          <table:table-cell table:style-name="Tabla3.A2" office:value-type="string">
            <text:p text:style-name="P259">init='random', max_iter=350, n_clusters=10, n_init=14</text:p>
          </table:table-cell>
          <table:table-cell table:style-name="Tabla3.A2" office:value-type="string">
            <text:p text:style-name="P259">368,80311854186584</text:p>
          </table:table-cell>
          <table:table-cell table:style-name="Tabla3.D2" office:value-type="string">
            <text:p text:style-name="P259">0,021881498887997963</text:p>
          </table:table-cell>
        </table:table-row>
        <table:table-row>
          <table:covered-table-cell/>
          <table:table-cell table:style-name="Tabla3.A2" office:value-type="string">
            <text:p text:style-name="P259">init='random', max_iter=250, n_clusters=9, n_init=13</text:p>
          </table:table-cell>
          <table:table-cell table:style-name="Tabla3.A2" office:value-type="string">
            <text:p text:style-name="P259">384,14565524931095</text:p>
          </table:table-cell>
          <table:table-cell table:style-name="Tabla3.D2" office:value-type="string">
            <text:p text:style-name="P259">0,026087573489199996</text:p>
          </table:table-cell>
        </table:table-row>
        <table:table-row>
          <table:covered-table-cell/>
          <table:table-cell table:style-name="Tabla3.B7" office:value-type="string">
            <text:p text:style-name="P220">init='random', max_iter=400, n_init=14</text:p>
          </table:table-cell>
          <table:table-cell table:style-name="Tabla3.C7" table:formula="ooow:sum&lt;C2:C6&gt;/5" office:value-type="float" office:value="387.066460115884">
            <text:p text:style-name="P33">387,06646</text:p>
          </table:table-cell>
          <table:table-cell table:style-name="Tabla3.D7" table:formula="ooow:sum&lt;D2:D6&gt;/5" office:value-type="float" office:value="0.0260115844497336">
            <text:p text:style-name="P33">0,02601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3"><text:s/><text:span text:style-name="T2">D</text:span>ata</text:p>
          </table:table-cell>
          <table:table-cell table:style-name="Tabla4.A1" office:value-type="string">
            <text:p text:style-name="P43">Mejor estimador encontrado</text:p>
          </table:table-cell>
          <table:table-cell table:style-name="Tabla4.A1" office:value-type="string">
            <text:p text:style-name="P49">Time </text:p>
          </table:table-cell>
          <table:table-cell table:style-name="Tabla4.D1" office:value-type="string">
            <text:p text:style-name="P55"><text:span text:style-name="T5">S</text:span>ilhouette_score</text:p>
          </table:table-cell>
        </table:table-row>
        <table:table-row>
          <table:table-cell table:style-name="Tabla4.A2" table:number-rows-spanned="6" office:value-type="string">
            <text:p text:style-name="P11"/>
            <text:p text:style-name="P29">Kmeans</text:p>
            <text:p text:style-name="P18">2<text:span text:style-name="T10">5</text:span>0</text:p>
            <text:p text:style-name="P23"><text:soft-page-break/>Data</text:p>
            <text:p text:style-name="P261"><text:span text:style-name="T22">Escalada</text:span> </text:p>
            <text:p text:style-name="P34">+</text:p>
            <text:p text:style-name="P34">PCA <text:span text:style-name="T9">(.90)</text:span></text:p>
          </table:table-cell>
          <table:table-cell table:style-name="Tabla4.B6" office:value-type="string">
            <text:p text:style-name="P259">init='k-means++', max_iter=400, n_clusters=10, n_init=15</text:p>
          </table:table-cell>
          <table:table-cell table:style-name="Tabla4.C6" office:value-type="string">
            <text:p text:style-name="P224">371,5334462014175</text:p>
          </table:table-cell>
          <table:table-cell table:style-name="Tabla4.D6" office:value-type="string">
            <text:p text:style-name="P224">0,02867092303705079</text:p>
          </table:table-cell>
        </table:table-row>
        <table:table-row>
          <table:covered-table-cell/>
          <table:table-cell table:style-name="Tabla4.B6" office:value-type="string">
            <text:p text:style-name="P259">init='k-means++', max_iter=350, n_clusters=11, n_init=10</text:p>
          </table:table-cell>
          <table:table-cell table:style-name="Tabla4.C6" office:value-type="string">
            <text:p text:style-name="P224">374,0399711480277</text:p>
          </table:table-cell>
          <table:table-cell table:style-name="Tabla4.D6" office:value-type="string">
            <text:p text:style-name="P224">0,03161426821513615</text:p>
          </table:table-cell>
        </table:table-row>
        <table:table-row>
          <table:covered-table-cell/>
          <table:table-cell table:style-name="Tabla4.B6" office:value-type="string">
            <text:p text:style-name="P259">init='random', max_iter=350, n_clusters=9, n_init=15</text:p>
          </table:table-cell>
          <table:table-cell table:style-name="Tabla4.C6" office:value-type="string">
            <text:p text:style-name="P224">369,3770108732688</text:p>
          </table:table-cell>
          <table:table-cell table:style-name="Tabla4.D6" office:value-type="string">
            <text:p text:style-name="P224">0,031211950420491887</text:p>
          </table:table-cell>
        </table:table-row>
        <table:table-row>
          <table:covered-table-cell/>
          <table:table-cell table:style-name="Tabla4.B6" office:value-type="string">
            <text:p text:style-name="P259">init='k-means++', max_iter=500, n_clusters=11, n_init=12</text:p>
          </table:table-cell>
          <table:table-cell table:style-name="Tabla4.C6" office:value-type="string">
            <text:p text:style-name="P224">379,49492832575606</text:p>
          </table:table-cell>
          <table:table-cell table:style-name="Tabla4.D6" office:value-type="string">
            <text:p text:style-name="P224">0,027859414018795298</text:p>
          </table:table-cell>
        </table:table-row>
        <table:table-row>
          <table:covered-table-cell/>
          <table:table-cell table:style-name="Tabla4.B6" office:value-type="string">
            <text:p text:style-name="P259">init='random', max_iter=550, n_clusters=8, n_init=11</text:p>
          </table:table-cell>
          <table:table-cell table:style-name="Tabla4.C6" office:value-type="string">
            <text:p text:style-name="P224">377,9949940103829</text:p>
          </table:table-cell>
          <table:table-cell table:style-name="Tabla4.D6" office:value-type="string">
            <text:p text:style-name="P224">0,033270889365239684</text:p>
          </table:table-cell>
        </table:table-row>
        <table:table-row>
          <table:covered-table-cell/>
          <table:table-cell table:style-name="Tabla4.B7" office:value-type="string">
            <text:p text:style-name="P218">init='k-means++', max_iter=<text:span text:style-name="T28">55</text:span>0, n_init=15</text:p>
          </table:table-cell>
          <table:table-cell table:style-name="Tabla4.C7" table:formula="ooow:sum&lt;C2:C6&gt;/5" office:value-type="float" office:value="374.488070111771">
            <text:p text:style-name="P170">374,48807</text:p>
          </table:table-cell>
          <table:table-cell table:style-name="Tabla4.D7" table:formula="ooow:sum&lt;D2:D6&gt;/5" office:value-type="float" office:value="0.0305254890113428">
            <text:p text:style-name="P170">0,03053</text:p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5"><text:s/><text:span text:style-name="T2">D</text:span>ata</text:p>
          </table:table-cell>
          <table:table-cell table:style-name="Tabla5.A1" office:value-type="string">
            <text:p text:style-name="P45">Mejor estimador encontrado</text:p>
          </table:table-cell>
          <table:table-cell table:style-name="Tabla5.A1" office:value-type="string">
            <text:p text:style-name="P51">Time </text:p>
          </table:table-cell>
          <table:table-cell table:style-name="Tabla5.D1" office:value-type="string">
            <text:p text:style-name="P57"><text:span text:style-name="T5">S</text:span>ilhouette_score</text:p>
          </table:table-cell>
        </table:table-row>
        <table:table-row>
          <table:table-cell table:style-name="Tabla5.A2" table:number-rows-spanned="6" office:value-type="string">
            <text:p text:style-name="P12"/>
            <text:p text:style-name="P31">Kmeans</text:p>
            <text:p text:style-name="P20">2<text:span text:style-name="T10">5</text:span>0</text:p>
            <text:p text:style-name="P25">Data</text:p>
            <text:p text:style-name="P262"><text:span text:style-name="T22">Escalada</text:span> </text:p>
            <text:p text:style-name="P35">+</text:p>
            <text:p text:style-name="P35">PCA <text:span text:style-name="T9">(.85)</text:span></text:p>
          </table:table-cell>
          <table:table-cell table:style-name="Tabla5.A2" office:value-type="string">
            <text:p text:style-name="P259">init='k-means++', max_iter=350, n_clusters=10, n_init=10</text:p>
          </table:table-cell>
          <table:table-cell table:style-name="Tabla5.A2" office:value-type="string">
            <text:p text:style-name="P259">406,0407634688381 </text:p>
          </table:table-cell>
          <table:table-cell table:style-name="Tabla5.D2" office:value-type="string">
            <text:p text:style-name="P259">0,02531225928147313</text:p>
          </table:table-cell>
        </table:table-row>
        <table:table-row>
          <table:covered-table-cell/>
          <table:table-cell table:style-name="Tabla5.A2" office:value-type="string">
            <text:p text:style-name="P259">init='k-means++', max_iter=500, n_clusters=11, n_init=14</text:p>
          </table:table-cell>
          <table:table-cell table:style-name="Tabla5.A2" office:value-type="string">
            <text:p text:style-name="P259">370,8572907061989</text:p>
          </table:table-cell>
          <table:table-cell table:style-name="Tabla5.D2" office:value-type="string">
            <text:p text:style-name="P259">0,033617535879322626</text:p>
          </table:table-cell>
        </table:table-row>
        <table:table-row>
          <table:covered-table-cell/>
          <table:table-cell table:style-name="Tabla5.A2" office:value-type="string">
            <text:p text:style-name="P259">init='k-means++', max_iter=450, n_clusters=10, n_init=11,</text:p>
          </table:table-cell>
          <table:table-cell table:style-name="Tabla5.A2" office:value-type="string">
            <text:p text:style-name="P259">365,4669729486068</text:p>
          </table:table-cell>
          <table:table-cell table:style-name="Tabla5.D2" office:value-type="string">
            <text:p text:style-name="P259">0,0323423175658906</text:p>
          </table:table-cell>
        </table:table-row>
        <table:table-row>
          <table:covered-table-cell/>
          <table:table-cell table:style-name="Tabla5.A2" office:value-type="string">
            <text:p text:style-name="P259">init='random', max_iter=200, n_clusters=10, n_init=11,</text:p>
          </table:table-cell>
          <table:table-cell table:style-name="Tabla5.A2" office:value-type="string">
            <text:p text:style-name="P259">373,87314861721643</text:p>
          </table:table-cell>
          <table:table-cell table:style-name="Tabla5.D2" office:value-type="string">
            <text:p text:style-name="P259">0,033026985513154895</text:p>
          </table:table-cell>
        </table:table-row>
        <table:table-row>
          <table:covered-table-cell/>
          <table:table-cell table:style-name="Tabla5.A2" office:value-type="string">
            <text:p text:style-name="P259">init='k-means++', max_iter=400, n_clusters=11, n_init=14</text:p>
          </table:table-cell>
          <table:table-cell table:style-name="Tabla5.A2" office:value-type="string">
            <text:p text:style-name="P259">365,2044343691523</text:p>
          </table:table-cell>
          <table:table-cell table:style-name="Tabla5.D2" office:value-type="string">
            <text:p text:style-name="P259">0,03426546697547667</text:p>
          </table:table-cell>
        </table:table-row>
        <table:table-row>
          <table:covered-table-cell/>
          <table:table-cell table:style-name="Tabla5.B7" office:value-type="string">
            <text:p text:style-name="P221">init='k-means++', max_iter=5<text:span text:style-name="T28">0</text:span>0, <text:s/>n_init=14</text:p>
          </table:table-cell>
          <table:table-cell table:style-name="Tabla5.C7" table:formula="ooow:sum&lt;C2:C6&gt;/5" office:value-type="float" office:value="376.288522022002">
            <text:p text:style-name="P39">376,28852</text:p>
          </table:table-cell>
          <table:table-cell table:style-name="Tabla5.D7" table:formula="ooow:sum&lt;D2:D6&gt;/5" office:value-type="float" office:value="0.0317129130430638">
            <text:p text:style-name="P39">0,03171</text:p>
          </table:table-cell>
        </table:table-row>
      </table:table>
      <text:p text:style-name="P107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227"><text:s/><text:span text:style-name="T2">D</text:span>ata</text:p>
          </table:table-cell>
          <table:table-cell table:style-name="Tabla13.A1" office:value-type="string">
            <text:p text:style-name="P227">Mejor estimador encontrado</text:p>
          </table:table-cell>
          <table:table-cell table:style-name="Tabla13.A1" office:value-type="string">
            <text:p text:style-name="P236">Time </text:p>
          </table:table-cell>
          <table:table-cell table:style-name="Tabla13.D1" office:value-type="string">
            <text:p text:style-name="P245"><text:span text:style-name="T5">S</text:span>ilhouette_score</text:p>
          </table:table-cell>
        </table:table-row>
        <table:table-row>
          <table:table-cell table:style-name="Tabla13.A2" table:number-rows-spanned="6" office:value-type="string">
            <text:p text:style-name="P198"/>
            <text:p text:style-name="P146">Kmeans</text:p>
            <text:p text:style-name="P148">2<text:span text:style-name="T10">5</text:span>0</text:p>
            <text:p text:style-name="P157">Data</text:p>
            <text:p text:style-name="P223">Norm</text:p>
          </table:table-cell>
          <table:table-cell table:style-name="Tabla13.A2" office:value-type="string">
            <text:p text:style-name="P136">init='k-means++', max_iter=400, n_clusters=9, n_init=10</text:p>
          </table:table-cell>
          <table:table-cell table:style-name="Tabla13.A2" office:value-type="string">
            <text:p text:style-name="P136">547,1544420299979</text:p>
          </table:table-cell>
          <table:table-cell table:style-name="Tabla13.D2" office:value-type="string">
            <text:p text:style-name="P136">0,018319522580172266</text:p>
          </table:table-cell>
        </table:table-row>
        <table:table-row table:style-name="Tabla13.3">
          <table:covered-table-cell/>
          <table:table-cell table:style-name="Tabla13.A2" office:value-type="string">
            <text:p text:style-name="P136">init='k-means++', max_iter=450, n_clusters=5, n_init=15</text:p>
          </table:table-cell>
          <table:table-cell table:style-name="Tabla13.A2" office:value-type="string">
            <text:p text:style-name="P136">576,5987610329976</text:p>
          </table:table-cell>
          <table:table-cell table:style-name="Tabla13.D2" office:value-type="string">
            <text:p text:style-name="P136">0,02068720159407909</text:p>
          </table:table-cell>
        </table:table-row>
        <table:table-row>
          <table:covered-table-cell/>
          <table:table-cell table:style-name="Tabla13.A2" office:value-type="string">
            <text:p text:style-name="P136">init='k-means++', max_iter=400, n_clusters=7, n_init=10</text:p>
          </table:table-cell>
          <table:table-cell table:style-name="Tabla13.A2" office:value-type="string">
            <text:p text:style-name="P136">540,2520720699977</text:p>
          </table:table-cell>
          <table:table-cell table:style-name="Tabla13.D2" office:value-type="string">
            <text:p text:style-name="P136"><text:s/>0,016370484854285477</text:p>
          </table:table-cell>
        </table:table-row>
        <table:table-row>
          <table:covered-table-cell/>
          <table:table-cell table:style-name="Tabla13.A2" office:value-type="string">
            <text:p text:style-name="P136">init='k-means++', max_iter=350, n_clusters=8, n_init=15</text:p>
          </table:table-cell>
          <table:table-cell table:style-name="Tabla13.A2" office:value-type="string">
            <text:p text:style-name="P136">528,3720272639985</text:p>
          </table:table-cell>
          <table:table-cell table:style-name="Tabla13.D2" office:value-type="string">
            <text:p text:style-name="P136"><text:s/>0,017602797720360094</text:p>
          </table:table-cell>
        </table:table-row>
        <table:table-row>
          <table:covered-table-cell/>
          <table:table-cell table:style-name="Tabla13.A2" office:value-type="string">
            <text:p text:style-name="P136">init='k-means++', max_iter=400, n_clusters=9, n_init=13</text:p>
          </table:table-cell>
          <table:table-cell table:style-name="Tabla13.A2" office:value-type="string">
            <text:p text:style-name="P136">543,8874160100022</text:p>
          </table:table-cell>
          <table:table-cell table:style-name="Tabla13.D2" office:value-type="string">
            <text:p text:style-name="P136">0,016707673799679322</text:p>
          </table:table-cell>
        </table:table-row>
        <table:table-row>
          <table:covered-table-cell/>
          <table:table-cell table:style-name="Tabla13.B7" office:value-type="string">
            <text:p text:style-name="P172">init='k-means++', max_iter=450, n_init=15</text:p>
          </table:table-cell>
          <table:table-cell table:style-name="Tabla13.C7" table:formula="ooow:sum&lt;C2:C6&gt;/5" office:value-type="float" office:value="547.252943681399">
            <text:p text:style-name="P199">547,25294</text:p>
          </table:table-cell>
          <table:table-cell table:style-name="Tabla13.D7" table:formula="ooow:sum&lt;D2:D6&gt;/5" office:value-type="float" office:value="0.0179375361097152">
            <text:p text:style-name="P199">0,01794</text:p>
          </table:table-cell>
        </table:table-row>
      </table:table>
      <text:p text:style-name="P10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7"><text:s/><text:span text:style-name="T2">D</text:span>ata</text:p>
          </table:table-cell>
          <table:table-cell table:style-name="Tabla1.A1" office:value-type="string">
            <text:p text:style-name="P227">Mejor estimador encontrado</text:p>
          </table:table-cell>
          <table:table-cell table:style-name="Tabla1.A1" office:value-type="string">
            <text:p text:style-name="P236">Time </text:p>
          </table:table-cell>
          <table:table-cell table:style-name="Tabla1.D1" office:value-type="string">
            <text:p text:style-name="P245"><text:span text:style-name="T5">S</text:span>ilhouette_score</text:p>
          </table:table-cell>
        </table:table-row>
        <table:table-row>
          <table:table-cell table:style-name="Tabla1.A2" table:number-rows-spanned="6" office:value-type="string">
            <text:p text:style-name="P198"/>
            <text:p text:style-name="P146">Kmeans</text:p>
            <text:p text:style-name="P148">2<text:span text:style-name="T10">5</text:span>0</text:p>
            <text:p text:style-name="P157">Data</text:p>
            <text:p text:style-name="P223">Norm</text:p>
            <text:p text:style-name="P200">+</text:p>
            <text:p text:style-name="P200">PCA(.9)</text:p>
          </table:table-cell>
          <table:table-cell table:style-name="Tabla1.A2" office:value-type="string">
            <text:p text:style-name="P136">init='k-means++', max_iter=400, n_clusters=9, n_init=11</text:p>
          </table:table-cell>
          <table:table-cell table:style-name="Tabla1.A2" office:value-type="string">
            <text:p text:style-name="P136">510,07488297700183</text:p>
          </table:table-cell>
          <table:table-cell table:style-name="Tabla1.D2" office:value-type="string">
            <text:p text:style-name="P136">0,01993027863117829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136">init='k-means++', max_iter=300, n_clusters=11, n_init=15</text:p>
          </table:table-cell>
          <table:table-cell table:style-name="Tabla1.A2" office:value-type="string">
            <text:p text:style-name="P136">510,10731866699643</text:p>
          </table:table-cell>
          <table:table-cell table:style-name="Tabla1.D2" office:value-type="string">
            <text:p text:style-name="P136">0,013192786561269414</text:p>
          </table:table-cell>
        </table:table-row>
        <table:table-row>
          <table:covered-table-cell/>
          <table:table-cell table:style-name="Tabla1.A2" office:value-type="string">
            <text:p text:style-name="P136">init='k-means++', max_iter=350, n_clusters=10, n_init=13</text:p>
          </table:table-cell>
          <table:table-cell table:style-name="Tabla1.A2" office:value-type="string">
            <text:p text:style-name="P136">526,6895254099945</text:p>
          </table:table-cell>
          <table:table-cell table:style-name="Tabla1.D2" office:value-type="string">
            <text:p text:style-name="P136">0,016175065087913432</text:p>
          </table:table-cell>
        </table:table-row>
        <table:table-row>
          <table:covered-table-cell/>
          <table:table-cell table:style-name="Tabla1.A2" office:value-type="string">
            <text:p text:style-name="P136">init='k-means++', max_iter=450, n_clusters=8, n_init=15</text:p>
          </table:table-cell>
          <table:table-cell table:style-name="Tabla1.A2" office:value-type="string">
            <text:p text:style-name="P136">505,8819375749881</text:p>
          </table:table-cell>
          <table:table-cell table:style-name="Tabla1.D2" office:value-type="string">
            <text:p text:style-name="P136">0,018531120985994128</text:p>
          </table:table-cell>
        </table:table-row>
        <table:table-row>
          <table:covered-table-cell/>
          <table:table-cell table:style-name="Tabla1.A2" office:value-type="string">
            <text:p text:style-name="P136">init='k-means++', max_iter=550, n_clusters=11, n_init=15</text:p>
          </table:table-cell>
          <table:table-cell table:style-name="Tabla1.A2" office:value-type="string">
            <text:p text:style-name="P136">514,7733819169953</text:p>
          </table:table-cell>
          <table:table-cell table:style-name="Tabla1.D2" office:value-type="string">
            <text:p text:style-name="P136">0,016154041893933966</text:p>
          </table:table-cell>
        </table:table-row>
        <table:table-row>
          <table:covered-table-cell/>
          <table:table-cell table:style-name="Tabla1.B7" office:value-type="string">
            <text:p text:style-name="P172"/>
          </table:table-cell>
          <table:table-cell table:style-name="Tabla1.C7" table:formula="ooow:sum&lt;C2:C6&gt;/5" office:value-type="float" office:value="513.505409309195">
            <text:p text:style-name="P199">513,50541</text:p>
          </table:table-cell>
          <table:table-cell table:style-name="Tabla1.D7" table:formula="ooow:sum&lt;D2:D6&gt;/5" office:value-type="float" office:value="0.016796658632058">
            <text:p text:style-name="P199">0,01680</text:p>
          </table:table-cell>
        </table:table-row>
      </table:table>
      <text:p text:style-name="P10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44"><text:s/><text:span text:style-name="T2">D</text:span>ata</text:p>
          </table:table-cell>
          <table:table-cell table:style-name="Tabla6.A1" office:value-type="string">
            <text:p text:style-name="P44">Mejor estimador encontrado</text:p>
          </table:table-cell>
          <table:table-cell table:style-name="Tabla6.A1" office:value-type="string">
            <text:p text:style-name="P50">Time </text:p>
          </table:table-cell>
          <table:table-cell table:style-name="Tabla6.D1" office:value-type="string">
            <text:p text:style-name="P56"><text:span text:style-name="T5">S</text:span>ilhouette_score</text:p>
          </table:table-cell>
        </table:table-row>
        <table:table-row>
          <table:table-cell table:style-name="Tabla6.A2" table:number-rows-spanned="6" office:value-type="string">
            <text:p text:style-name="P30"/>
            <text:p text:style-name="P30">Kmeans</text:p>
            <text:p text:style-name="P19">2<text:span text:style-name="T10">5</text:span>0</text:p>
            <text:p text:style-name="P24">Data</text:p>
            <text:p text:style-name="P24">Norm</text:p>
            <text:p text:style-name="P38">+</text:p>
            <text:p text:style-name="P24"><text:soft-page-break/>Escalada </text:p>
          </table:table-cell>
          <table:table-cell table:style-name="Tabla6.A2" office:value-type="string">
            <text:p text:style-name="P13">init='k-means++', max_iter=250, n_clusters=11, n_init=10</text:p>
          </table:table-cell>
          <table:table-cell table:style-name="Tabla6.A2" office:value-type="string">
            <text:p text:style-name="P13">569,8061614109974</text:p>
          </table:table-cell>
          <table:table-cell table:style-name="Tabla6.D2" office:value-type="string">
            <text:p text:style-name="P13">0,023676931569367305</text:p>
          </table:table-cell>
        </table:table-row>
        <table:table-row>
          <table:covered-table-cell/>
          <table:table-cell table:style-name="Tabla6.A2" office:value-type="string">
            <text:p text:style-name="P13">init='k-means++', max_iter=550, n_clusters=11, n_init=13</text:p>
          </table:table-cell>
          <table:table-cell table:style-name="Tabla6.A2" office:value-type="string">
            <text:p text:style-name="P13">689,2466102819999</text:p>
          </table:table-cell>
          <table:table-cell table:style-name="Tabla6.D2" office:value-type="string">
            <text:p text:style-name="P13">0,02079896281380919</text:p>
          </table:table-cell>
        </table:table-row>
        <table:table-row>
          <table:covered-table-cell/>
          <table:table-cell table:style-name="Tabla6.A2" office:value-type="string">
            <text:p text:style-name="P13">init='random', max_iter=300, n_clusters=11, n_init=14</text:p>
          </table:table-cell>
          <table:table-cell table:style-name="Tabla6.A2" office:value-type="string">
            <text:p text:style-name="P13">803,5622455049997</text:p>
          </table:table-cell>
          <table:table-cell table:style-name="Tabla6.D2" office:value-type="string">
            <text:p text:style-name="P13">0,022646272101789593</text:p>
          </table:table-cell>
        </table:table-row>
        <table:table-row>
          <table:covered-table-cell/>
          <table:table-cell table:style-name="Tabla6.A2" office:value-type="string">
            <text:p text:style-name="P13">init='k-means++', max_iter=450, n_clusters=10, n_init=10</text:p>
          </table:table-cell>
          <table:table-cell table:style-name="Tabla6.A2" office:value-type="string">
            <text:p text:style-name="P14">739,5946551890011</text:p>
          </table:table-cell>
          <table:table-cell table:style-name="Tabla6.D2" office:value-type="string">
            <text:p text:style-name="P13">0,021476381332591703</text:p>
          </table:table-cell>
        </table:table-row>
        <table:table-row>
          <table:covered-table-cell/>
          <table:table-cell table:style-name="Tabla6.A2" office:value-type="string">
            <text:p text:style-name="P13">init='k-means++', max_iter=550, n_clusters=11, n_init=11</text:p>
          </table:table-cell>
          <table:table-cell table:style-name="Tabla6.A2" office:value-type="string">
            <text:p text:style-name="P13">670,6463354810003</text:p>
          </table:table-cell>
          <table:table-cell table:style-name="Tabla6.D2" office:value-type="string">
            <text:p text:style-name="P13">0,02345719760944446</text:p>
          </table:table-cell>
        </table:table-row>
        <table:table-row>
          <table:covered-table-cell/>
          <table:table-cell table:style-name="Tabla6.B7" office:value-type="string">
            <text:p text:style-name="P171">init='k-means++', max_iter=550, <text:s/>n_clusters=1<text:span text:style-name="T28">4</text:span></text:p>
          </table:table-cell>
          <table:table-cell table:style-name="Tabla6.C7" table:formula="ooow:sum&lt;C2:C6&gt;/5" office:value-type="float" office:value="694.5712015736">
            <text:p text:style-name="P176">694,57120</text:p>
          </table:table-cell>
          <table:table-cell table:style-name="Tabla6.D7" table:formula="ooow:sum&lt;D2:D6&gt;/5" office:value-type="float" office:value="0.0224111490854006">
            <text:p text:style-name="P176">0,02241</text:p>
          </table:table-cell>
        </table:table-row>
      </table:table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6"><text:s/><text:span text:style-name="T2">D</text:span>ata</text:p>
          </table:table-cell>
          <table:table-cell table:style-name="Tabla9.A1" office:value-type="string">
            <text:p text:style-name="P46">Mejor estimador encontrado</text:p>
          </table:table-cell>
          <table:table-cell table:style-name="Tabla9.A1" office:value-type="string">
            <text:p text:style-name="P52">Time </text:p>
          </table:table-cell>
          <table:table-cell table:style-name="Tabla9.D1" office:value-type="string">
            <text:p text:style-name="P58"><text:span text:style-name="T5">S</text:span>ilhouette_score</text:p>
          </table:table-cell>
        </table:table-row>
        <table:table-row>
          <table:table-cell table:style-name="Tabla9.A2" table:number-rows-spanned="6" office:value-type="string">
            <text:p text:style-name="P32">Kmeans <text:span text:style-name="T27">250</text:span></text:p>
            <text:p text:style-name="P26">Data</text:p>
            <text:p text:style-name="P26">Norm</text:p>
            <text:p text:style-name="P166">+</text:p>
            <text:p text:style-name="P166"><text:span text:style-name="T4">Escalada</text:span></text:p>
            <text:p text:style-name="P36">+</text:p>
            <text:p text:style-name="P36">PCA <text:span text:style-name="T9">(.9)</text:span></text:p>
          </table:table-cell>
          <table:table-cell table:style-name="Tabla9.A2" office:value-type="string">
            <text:p text:style-name="P15">init='random', max_iter=500, n_clusters=11, n_init=15</text:p>
          </table:table-cell>
          <table:table-cell table:style-name="Tabla9.A2" office:value-type="string">
            <text:p text:style-name="P15">738,1024088589984</text:p>
          </table:table-cell>
          <table:table-cell table:style-name="Tabla9.D2" office:value-type="string">
            <text:p text:style-name="P15">0,02984338270931586</text:p>
          </table:table-cell>
        </table:table-row>
        <table:table-row>
          <table:covered-table-cell/>
          <table:table-cell table:style-name="Tabla9.A2" office:value-type="string">
            <text:p text:style-name="P15"><text:s/>init='k-means++', max_iter=450, n_clusters=11, n_init=10</text:p>
          </table:table-cell>
          <table:table-cell table:style-name="Tabla9.A2" office:value-type="string">
            <text:p text:style-name="P15">587,2376318610004</text:p>
          </table:table-cell>
          <table:table-cell table:style-name="Tabla9.D2" office:value-type="string">
            <text:p text:style-name="P15">0,027211946685515343</text:p>
          </table:table-cell>
        </table:table-row>
        <table:table-row>
          <table:covered-table-cell/>
          <table:table-cell table:style-name="Tabla9.A2" office:value-type="string">
            <text:p text:style-name="P15">init='random', max_iter=500, n_clusters=11, n_init=15</text:p>
          </table:table-cell>
          <table:table-cell table:style-name="Tabla9.A2" office:value-type="string">
            <text:p text:style-name="P15">648,6363833180003</text:p>
          </table:table-cell>
          <table:table-cell table:style-name="Tabla9.D2" office:value-type="string">
            <text:p text:style-name="P40">0,0328313565614486</text:p>
          </table:table-cell>
        </table:table-row>
        <table:table-row>
          <table:covered-table-cell/>
          <table:table-cell table:style-name="Tabla9.A2" office:value-type="string">
            <text:p text:style-name="P15">init='k-means++', max_iter=400, n_clusters=11, n_init=13</text:p>
          </table:table-cell>
          <table:table-cell table:style-name="Tabla9.A2" office:value-type="string">
            <text:p text:style-name="P15">705,091969598001</text:p>
          </table:table-cell>
          <table:table-cell table:style-name="Tabla9.D2" office:value-type="string">
            <text:p text:style-name="P15"><text:s/>0,030669550678514363</text:p>
          </table:table-cell>
        </table:table-row>
        <table:table-row>
          <table:covered-table-cell/>
          <table:table-cell table:style-name="Tabla9.A2" office:value-type="string">
            <text:p text:style-name="P15">init='random', max_iter=500, n_clusters=11, n_init=10</text:p>
          </table:table-cell>
          <table:table-cell table:style-name="Tabla9.A2" office:value-type="string">
            <text:p text:style-name="P15">682,6792289109981</text:p>
          </table:table-cell>
          <table:table-cell table:style-name="Tabla9.D2" office:value-type="string">
            <text:p text:style-name="P15">0,026815754986845127</text:p>
          </table:table-cell>
        </table:table-row>
        <table:table-row>
          <table:covered-table-cell/>
          <table:table-cell table:style-name="Tabla9.B7" office:value-type="string">
            <text:p text:style-name="P171">init='random', max_iter=500, n_init=15</text:p>
          </table:table-cell>
          <table:table-cell table:style-name="Tabla9.C7" table:formula="ooow:sum&lt;C2:C6&gt;/5" office:value-type="float" office:value="672.349524509399">
            <text:p text:style-name="P177">672,34952</text:p>
          </table:table-cell>
          <table:table-cell table:style-name="Tabla9.D7" table:formula="ooow:sum&lt;D2:D6&gt;/5" office:value-type="float" office:value="0.0294743983243278">
            <text:p text:style-name="P37">0,02947</text:p>
          </table:table-cell>
        </table:table-row>
      </table:table>
      <text:p text:style-name="P9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26"><text:s/><text:span text:style-name="T2">D</text:span>ata</text:p>
          </table:table-cell>
          <table:table-cell table:style-name="Tabla7.A1" office:value-type="string">
            <text:p text:style-name="P226">Mejor estimador encontrado</text:p>
          </table:table-cell>
          <table:table-cell table:style-name="Tabla7.A1" office:value-type="string">
            <text:p text:style-name="P235">Time </text:p>
          </table:table-cell>
          <table:table-cell table:style-name="Tabla7.D1" office:value-type="string">
            <text:p text:style-name="P244"><text:span text:style-name="T5">S</text:span>ilhouette_score</text:p>
          </table:table-cell>
        </table:table-row>
        <table:table-row>
          <table:table-cell table:style-name="Tabla7.A2" table:number-rows-spanned="6" office:value-type="string">
            <text:p text:style-name="P145"/>
            <text:p text:style-name="P145">Kmeans </text:p>
            <text:p text:style-name="P145"><text:span text:style-name="T27">250</text:span></text:p>
            <text:p text:style-name="P156">Data</text:p>
            <text:p text:style-name="P156">Escalada</text:p>
            <text:p text:style-name="P174">+</text:p>
            <text:p text:style-name="P174"><text:span text:style-name="T4">Norm</text:span></text:p>
            <text:p text:style-name="P126"/>
          </table:table-cell>
          <table:table-cell table:style-name="Tabla7.A2" office:value-type="string">
            <text:p text:style-name="P134">init='k-means++', max_iter=500, n_clusters=6, n_init=11</text:p>
          </table:table-cell>
          <table:table-cell table:style-name="Tabla7.A2" office:value-type="string">
            <text:p text:style-name="P134">553,8003263049904</text:p>
          </table:table-cell>
          <table:table-cell table:style-name="Tabla7.D2" office:value-type="string">
            <text:p text:style-name="P134">0,011608205691964383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300, n_clusters=6, n_init=10</text:p>
          </table:table-cell>
          <table:table-cell table:style-name="Tabla7.A2" office:value-type="string">
            <text:p text:style-name="P134">536,552575491005</text:p>
          </table:table-cell>
          <table:table-cell table:style-name="Tabla7.D2" office:value-type="string">
            <text:p text:style-name="P134">0,014390719714262496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350, n_clusters=9, n_init=12</text:p>
          </table:table-cell>
          <table:table-cell table:style-name="Tabla7.A2" office:value-type="string">
            <text:p text:style-name="P134">564,3042963119951</text:p>
          </table:table-cell>
          <table:table-cell table:style-name="Tabla7.D2" office:value-type="string">
            <text:p text:style-name="P216">0,00938532892183939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400, n_clusters=7, n_init=15</text:p>
          </table:table-cell>
          <table:table-cell table:style-name="Tabla7.A2" office:value-type="string">
            <text:p text:style-name="P134">551,273256511995</text:p>
          </table:table-cell>
          <table:table-cell table:style-name="Tabla7.D2" office:value-type="string">
            <text:p text:style-name="P134"><text:s/>0,01476493226591581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450, n_clusters=5, n_init=13,</text:p>
          </table:table-cell>
          <table:table-cell table:style-name="Tabla7.A2" office:value-type="string">
            <text:p text:style-name="P134">671,1002786040044</text:p>
          </table:table-cell>
          <table:table-cell table:style-name="Tabla7.D2" office:value-type="string">
            <text:p text:style-name="P134">0,017647350943822183</text:p>
          </table:table-cell>
        </table:table-row>
        <table:table-row table:style-name="Tabla7.7">
          <table:covered-table-cell/>
          <table:table-cell table:style-name="Tabla7.B7" office:value-type="string">
            <text:p text:style-name="P173">init='k-means++', max_iter=500, n_init=15</text:p>
          </table:table-cell>
          <table:table-cell table:style-name="Tabla7.C7" table:formula="ooow:sum&lt;C2:C6&gt;/5" office:value-type="float" office:value="575.406146644798">
            <text:p text:style-name="P202">575,40615</text:p>
          </table:table-cell>
          <table:table-cell table:style-name="Tabla7.D7" table:formula="ooow:sum&lt;D2:D6&gt;/5" office:value-type="float" office:value="0.0135593075075608">
            <text:p text:style-name="P202">0,01356</text:p>
          </table:table-cell>
        </table:table-row>
      </table:table>
      <text:p text:style-name="P9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227"><text:s/><text:span text:style-name="T2">D</text:span>ata</text:p>
          </table:table-cell>
          <table:table-cell table:style-name="Tabla12.A1" office:value-type="string">
            <text:p text:style-name="P227">Mejor estimador encontrado</text:p>
          </table:table-cell>
          <table:table-cell table:style-name="Tabla12.A1" office:value-type="string">
            <text:p text:style-name="P236">Time </text:p>
          </table:table-cell>
          <table:table-cell table:style-name="Tabla12.D1" office:value-type="string">
            <text:p text:style-name="P245"><text:span text:style-name="T5">S</text:span>ilhouette_score</text:p>
          </table:table-cell>
        </table:table-row>
        <table:table-row>
          <table:table-cell table:style-name="Tabla12.A2" table:number-rows-spanned="6" office:value-type="string">
            <text:p text:style-name="P146">Kmeans </text:p>
            <text:p text:style-name="P146"><text:span text:style-name="T27">250</text:span></text:p>
            <text:p text:style-name="P157">Data</text:p>
            <text:p text:style-name="P157">Escalada</text:p>
            <text:p text:style-name="P175">+</text:p>
            <text:p text:style-name="P175"><text:span text:style-name="T4">Norm</text:span></text:p>
            <text:p text:style-name="P175"><text:span text:style-name="T4">+</text:span></text:p>
            <text:p text:style-name="P127">PCA<text:span text:style-name="T9">(.9)</text:span></text:p>
          </table:table-cell>
          <table:table-cell table:style-name="Tabla12.A2" office:value-type="string">
            <text:p text:style-name="P136">init='k-means++', max_iter=550, n_clusters=8, n_init=10</text:p>
          </table:table-cell>
          <table:table-cell table:style-name="Tabla12.A2" office:value-type="string">
            <text:p text:style-name="P136">556,0645822410006</text:p>
          </table:table-cell>
          <table:table-cell table:style-name="Tabla12.D2" office:value-type="string">
            <text:p text:style-name="P136">0,01891861404945315</text:p>
          </table:table-cell>
        </table:table-row>
        <table:table-row>
          <table:covered-table-cell/>
          <table:table-cell table:style-name="Tabla12.A2" office:value-type="string">
            <text:p text:style-name="P136">init='random', max_iter=250, n_clusters=6, n_init=13</text:p>
          </table:table-cell>
          <table:table-cell table:style-name="Tabla12.A2" office:value-type="string">
            <text:p text:style-name="P136">659,248563813002</text:p>
          </table:table-cell>
          <table:table-cell table:style-name="Tabla12.D2" office:value-type="string">
            <text:p text:style-name="P136">0,01734107851161443</text:p>
          </table:table-cell>
        </table:table-row>
        <table:table-row>
          <table:covered-table-cell/>
          <table:table-cell table:style-name="Tabla12.A2" office:value-type="string">
            <text:p text:style-name="P136">init='k-means++', max_iter=250, n_clusters=10, n_init=14</text:p>
          </table:table-cell>
          <table:table-cell table:style-name="Tabla12.A2" office:value-type="string">
            <text:p text:style-name="P136">515,9586793909984</text:p>
          </table:table-cell>
          <table:table-cell table:style-name="Tabla12.D2" office:value-type="string">
            <text:p text:style-name="P217">0,014930303824953275</text:p>
          </table:table-cell>
        </table:table-row>
        <table:table-row>
          <table:covered-table-cell/>
          <table:table-cell table:style-name="Tabla12.A2" office:value-type="string">
            <text:p text:style-name="P136">init='k-means++', max_iter=200, n_clusters=11, n_init=14</text:p>
          </table:table-cell>
          <table:table-cell table:style-name="Tabla12.A2" office:value-type="string">
            <text:p text:style-name="P136">599,376318220995</text:p>
          </table:table-cell>
          <table:table-cell table:style-name="Tabla12.D2" office:value-type="string">
            <text:p text:style-name="P136">0,013433003742946883</text:p>
          </table:table-cell>
        </table:table-row>
        <table:table-row>
          <table:covered-table-cell/>
          <table:table-cell table:style-name="Tabla12.A2" office:value-type="string">
            <text:p text:style-name="P136">init='random', max_iter=450, n_clusters=5, n_init=15</text:p>
          </table:table-cell>
          <table:table-cell table:style-name="Tabla12.A2" office:value-type="string">
            <text:p text:style-name="P136">725,5260783850099</text:p>
          </table:table-cell>
          <table:table-cell table:style-name="Tabla12.D2" office:value-type="string">
            <text:p text:style-name="P136">0,018921822284833675</text:p>
          </table:table-cell>
        </table:table-row>
        <table:table-row table:style-name="Tabla12.7">
          <table:covered-table-cell/>
          <table:table-cell table:style-name="Tabla12.B7" office:value-type="string">
            <text:p text:style-name="P172"/>
          </table:table-cell>
          <table:table-cell table:style-name="Tabla12.C7" table:formula="ooow:sum&lt;C2:C6&gt;/5" office:value-type="float" office:value="611.234844410201">
            <text:p text:style-name="P203">611,23484</text:p>
          </table:table-cell>
          <table:table-cell table:style-name="Tabla12.D7" table:formula="ooow:sum&lt;D2:D6&gt;/5" office:value-type="float" office:value="0.0167089644827604">
            <text:p text:style-name="P203">0,01671</text:p>
          </table:table-cell>
        </table:table-row>
      </table:table>
      <text:p text:style-name="P10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229"><text:s/><text:span text:style-name="T2">D</text:span>ata</text:p>
          </table:table-cell>
          <table:table-cell table:style-name="Tabla14.A1" office:value-type="string">
            <text:p text:style-name="P254">Numero de clusters</text:p>
          </table:table-cell>
          <table:table-cell table:style-name="Tabla14.A1" office:value-type="string">
            <text:p text:style-name="P238">Time </text:p>
          </table:table-cell>
          <table:table-cell table:style-name="Tabla14.D1" office:value-type="string">
            <text:p text:style-name="P247"><text:span text:style-name="T5">S</text:span>ilhouette_score</text:p>
          </table:table-cell>
        </table:table-row>
        <table:table-row>
          <table:table-cell table:style-name="Tabla14.A2" table:number-rows-spanned="50" office:value-type="string">
            <text:h text:style-name="P265" text:outline-level="1"><text:span text:style-name="T24"/></text:h>
            <text:h text:style-name="P265" text:outline-level="1"><text:span text:style-name="T24"/></text:h>
            <text:h text:style-name="P265" text:outline-level="1"><text:span text:style-name="T24"/></text:h>
            <text:h text:style-name="P265" text:outline-level="1"><text:span text:style-name="T24"/></text:h>
            <text:h text:style-name="P265" text:outline-level="1"><text:soft-page-break/><text:span text:style-name="T24"/></text:h>
            <text:p text:style-name="P119"><text:span text:style-name="T24"/></text:p>
            <text:p text:style-name="P119"><text:span text:style-name="T24"/></text:p>
            <text:p text:style-name="P119"><text:span text:style-name="T24"/></text:p>
            <text:p text:style-name="P119"><text:span text:style-name="T24"/></text:p>
            <text:p text:style-name="P119"><text:span text:style-name="T24"/></text:p>
            <text:p text:style-name="P119"><text:span text:style-name="T24"/></text:p>
            <text:h text:style-name="P265" text:outline-level="1"><text:span text:style-name="T24">Agglomerative</text:span></text:h>
            <text:p text:style-name="P150">2<text:span text:style-name="T10">5</text:span>0</text:p>
            <text:p text:style-name="P159">Data</text:p>
            <text:p text:style-name="P159"><text:span text:style-name="T12">Normalizada</text:span> </text:p>
            <text:p text:style-name="P159"/>
          </table:table-cell>
          <table:table-cell table:style-name="Tabla14.A2" table:number-rows-spanned="5" office:value-type="string">
            <text:p text:style-name="P138"/>
            <text:p text:style-name="P138"/>
            <text:p text:style-name="P138"/>
            <text:p text:style-name="P138">2</text:p>
          </table:table-cell>
          <table:table-cell table:style-name="Tabla14.A2" office:value-type="string">
            <text:p text:style-name="P139">0,005822391001856886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21496125462048283 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8">0,01111430198943708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0846332006622106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482834001071751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2:C5&gt;/4" office:value-type="float" office:value="0.009816464749747">
            <text:p text:style-name="P210">0,00982</text:p>
          </table:table-cell>
          <table:table-cell table:style-name="Tabla14.D6" office:value-type="string">
            <text:p text:style-name="P138"/>
          </table:table-cell>
        </table:table-row>
        <table:table-row>
          <table:covered-table-cell/>
          <table:table-cell table:style-name="Tabla14.A2" table:number-rows-spanned="5" office:value-type="string">
            <text:p text:style-name="P138"/>
            <text:p text:style-name="P138"/>
            <text:p text:style-name="P138"><text:span text:style-name="T23">3</text:span></text:p>
          </table:table-cell>
          <table:table-cell table:style-name="Tabla14.A2" office:value-type="string">
            <text:p text:style-name="P140">0,010840233997441828</text:p>
          </table:table-cell>
          <table:table-cell table:style-name="Tabla14.D2" table:number-rows-spanned="4" office:value-type="string">
            <text:p text:style-name="P140"/>
            <text:p text:style-name="P140"/>
            <text:p text:style-name="P140">0,017192022093428017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8">0,011860700004035607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199296990525909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224778994801454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7:C10&gt;/4" office:value-type="float" office:value="0.0112812524967015">
            <text:p text:style-name="P205">0,01128</text:p>
          </table:table-cell>
          <table:table-cell table:style-name="Tabla14.D11" office:value-type="string">
            <text:p text:style-name="P138"/>
          </table:table-cell>
        </table:table-row>
        <table:table-row>
          <table:covered-table-cell/>
          <table:table-cell table:style-name="Tabla14.A2" table:number-rows-spanned="5" office:value-type="string">
            <text:p text:style-name="P63"/>
            <text:p text:style-name="P63"/>
            <text:p text:style-name="P63"/>
            <text:p text:style-name="P63">4</text:p>
          </table:table-cell>
          <table:table-cell table:style-name="Tabla14.A2" office:value-type="string">
            <text:p text:style-name="P140">0,010828259008121677</text:p>
          </table:table-cell>
          <table:table-cell table:style-name="Tabla14.D2" table:number-rows-spanned="4" office:value-type="string">
            <text:p text:style-name="P140"/>
            <text:p text:style-name="P140"/>
            <text:p text:style-name="P140">0,011770552755151278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8">0,011075720001826994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1869940010365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500471999170259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12:C15&gt;/4" office:value-type="float" office:value="0.011147861252539">
            <text:p text:style-name="P210">0,01115</text:p>
          </table:table-cell>
          <table:table-cell table:style-name="Tabla14.D16" office:value-type="string">
            <text:p text:style-name="P138"/>
          </table:table-cell>
        </table:table-row>
        <table:table-row>
          <table:covered-table-cell/>
          <table:table-cell table:style-name="Tabla14.A2" table:number-rows-spanned="5" office:value-type="string">
            <text:p text:style-name="P63"/>
            <text:p text:style-name="P63"/>
            <text:p text:style-name="P63">5</text:p>
          </table:table-cell>
          <table:table-cell table:style-name="Tabla14.A2" office:value-type="string">
            <text:p text:style-name="P138">0,010873696010094136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11617187150680112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8">0,01125582399254199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0812287000590004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8">0,011337130999891087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17:C20&gt;/4" office:value-type="float" office:value="0.0110697345007793">
            <text:p text:style-name="P187">0,01107</text:p>
          </table:table-cell>
          <table:table-cell table:style-name="Tabla14.D21" office:value-type="string">
            <text:p text:style-name="P138"/>
          </table:table-cell>
        </table:table-row>
        <table:table-row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6</text:p>
          </table:table-cell>
          <table:table-cell table:style-name="Tabla14.A2" office:value-type="string">
            <text:p text:style-name="P138">0,011145971991936676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09586475840864096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248476002947427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00648600549902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<text:s/>0,011282167994068004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22:C25&gt;/4" office:value-type="float" office:value="0.011170775498613">
            <text:p text:style-name="P210">0,01117</text:p>
          </table:table-cell>
          <table:table-cell table:style-name="Tabla14.D26" office:value-type="string">
            <text:p text:style-name="P138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7</text:p>
          </table:table-cell>
          <table:table-cell table:style-name="Tabla14.A2" office:value-type="string">
            <text:p text:style-name="P138">0,010919538995949551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1028485937828382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89347500621806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082899101311341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667544997180812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27:C30&gt;/4" office:value-type="float" office:value="0.0113273875031158">
            <text:p text:style-name="P187">0,01133</text:p>
          </table:table-cell>
          <table:table-cell table:style-name="Tabla14.D31" office:value-type="string">
            <text:p text:style-name="P138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8</text:p>
          </table:table-cell>
          <table:table-cell table:style-name="Tabla14.A2" office:value-type="string">
            <text:p text:style-name="P138">0,011196690000360832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11253400324490386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54661600594408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082633700571023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38712999818381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32:C35&gt;/4" office:value-type="float" office:value="0.0112391932525498">
            <text:p text:style-name="P210">0,01124</text:p>
          </table:table-cell>
          <table:table-cell table:style-name="Tabla14.D36" office:value-type="string">
            <text:p text:style-name="P138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9</text:p>
          </table:table-cell>
          <table:table-cell table:style-name="Tabla14.A2" office:value-type="string">
            <text:p text:style-name="P138">0,010777159011922777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1161599811436282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36085399775765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0859125992283225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301835009362549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37:C40&gt;/4" office:value-type="float" office:value="0.0110747435028318">
            <text:p text:style-name="P187">0,01107</text:p>
          </table:table-cell>
          <table:table-cell table:style-name="Tabla14.D41" office:value-type="string">
            <text:p text:style-name="P138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8"/>
            <text:p text:style-name="P78"/>
            <text:p text:style-name="P78">10</text:p>
          </table:table-cell>
          <table:table-cell table:style-name="Tabla14.A2" office:value-type="string">
            <text:p text:style-name="P138">0,010838307003723457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0995514713820575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428141995565966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090093499806244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5573229995789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42:C45&gt;/4" office:value-type="float" office:value="0.011181176749233">
            <text:p text:style-name="P210">0,01118</text:p>
          </table:table-cell>
          <table:table-cell table:style-name="Tabla14.D46" office:value-type="string">
            <text:p text:style-name="P138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8"/>
            <text:p text:style-name="P78"/>
            <text:p text:style-name="P78">11</text:p>
          </table:table-cell>
          <table:table-cell table:style-name="Tabla14.A2" office:value-type="string">
            <text:p text:style-name="P138"><text:s/>0,010870918005821295</text:p>
          </table:table-cell>
          <table:table-cell table:style-name="Tabla14.D2" table:number-rows-spanned="4" office:value-type="string">
            <text:p text:style-name="P138"/>
            <text:p text:style-name="P138"/>
            <text:p text:style-name="P138">0,0099086947517911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369261002982967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<text:s/>0,01086580900300759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8">0,011032053007511422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47:C50&gt;/4" office:value-type="float" office:value="0.011034510254831">
            <text:p text:style-name="P187">0,01103</text:p>
          </table:table-cell>
          <table:table-cell table:style-name="Tabla14.D51" office:value-type="string">
            <text:p text:style-name="P138"/>
          </table:table-cell>
        </table:table-row>
        <table:table-row table:style-name="Tabla14.23">
          <table:table-cell table:style-name="Tabla14.A52" office:value-type="string">
            <text:p text:style-name="P101">Promedio</text:p>
          </table:table-cell>
          <table:table-cell table:style-name="Tabla14.B52" office:value-type="string">
            <text:p text:style-name="P78"><text:s/><text:span text:style-name="T25">Haciendo 1 cluster de cada uno [2:11]</text:span></text:p>
          </table:table-cell>
          <table:table-cell table:style-name="Tabla14.C52" office:value-type="float" office:value="0.11034">
            <text:p text:style-name="P193">0,11034</text:p>
          </table:table-cell>
          <table:table-cell table:style-name="Tabla14.D52" office:value-type="string">
            <text:p text:style-name="P138">0,012468046</text:p>
          </table:table-cell>
        </table:table-row>
      </table:table>
      <text:p text:style-name="P116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231"><text:s/><text:span text:style-name="T2">D</text:span>ata</text:p>
          </table:table-cell>
          <table:table-cell table:style-name="Tabla18.A1" office:value-type="string">
            <text:p text:style-name="P256">Numero de clusters</text:p>
          </table:table-cell>
          <table:table-cell table:style-name="Tabla18.A1" office:value-type="string">
            <text:p text:style-name="P240">Time </text:p>
          </table:table-cell>
          <table:table-cell table:style-name="Tabla18.D1" office:value-type="string">
            <text:p text:style-name="P249"><text:span text:style-name="T5">S</text:span>ilhouette_score</text:p>
          </table:table-cell>
        </table:table-row>
        <table:table-row>
          <table:table-cell table:style-name="Tabla18.A2" table:number-rows-spanned="50" office:value-type="string">
            <text:h text:style-name="P267" text:outline-level="1"><text:span text:style-name="T24"/></text:h>
            <text:h text:style-name="P267" text:outline-level="1"><text:span text:style-name="T24"/></text:h>
            <text:h text:style-name="P267" text:outline-level="1"><text:span text:style-name="T24"/></text:h>
            <text:h text:style-name="P267" text:outline-level="1"><text:span text:style-name="T24"/></text:h>
            <text:h text:style-name="P267" text:outline-level="1"><text:span text:style-name="T24"/></text:h>
            <text:h text:style-name="P267" text:outline-level="1"><text:span text:style-name="T24">Agglomerative</text:span></text:h>
            <text:p text:style-name="P152">2<text:span text:style-name="T10">5</text:span>0</text:p>
            <text:p text:style-name="P161">Data</text:p>
            <text:p text:style-name="P161">Escalada</text:p>
          </table:table-cell>
          <table:table-cell table:style-name="Tabla18.A2" table:number-rows-spanned="5" office:value-type="string">
            <text:p text:style-name="P142"/>
            <text:p text:style-name="P142"/>
            <text:p text:style-name="P142"/>
            <text:p text:style-name="P142">2</text:p>
          </table:table-cell>
          <table:table-cell table:style-name="Tabla18.A2" office:value-type="string">
            <text:p text:style-name="P142">0,0060021260142093524</text:p>
          </table:table-cell>
          <table:table-cell table:style-name="Tabla18.D2" table:number-rows-spanned="4" office:value-type="string">
            <text:p text:style-name="P142"><text:s/></text:p>
            <text:p text:style-name="P142"/>
            <text:p text:style-name="P142">0,03453946787616107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2">0,005853237002156675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05749539996031672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06196446003741585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2:C5&gt;/4" office:value-type="float" office:value="0.005950337254035">
            <text:p text:style-name="P207">0,00595</text:p>
          </table:table-cell>
          <table:table-cell table:style-name="Tabla18.D6" office:value-type="string">
            <text:p text:style-name="P142"/>
          </table:table-cell>
        </table:table-row>
        <table:table-row>
          <table:covered-table-cell/>
          <table:table-cell table:style-name="Tabla18.A2" table:number-rows-spanned="5" office:value-type="string">
            <text:p text:style-name="P142"/>
            <text:p text:style-name="P142"/>
            <text:p text:style-name="P142"><text:span text:style-name="T23">3</text:span></text:p>
          </table:table-cell>
          <table:table-cell table:style-name="Tabla18.A2" office:value-type="string">
            <text:p text:style-name="P142">0,010819546994753182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30683010675723744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2">0,010409380003693514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10591262005618773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05714897997677326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7:C10&gt;/4" office:value-type="float" office:value="0.00938377175043575">
            <text:p text:style-name="P207">0,00938</text:p>
          </table:table-cell>
          <table:table-cell table:style-name="Tabla18.D11" office:value-type="string">
            <text:p text:style-name="P142"/>
          </table:table-cell>
        </table:table-row>
        <table:table-row>
          <table:covered-table-cell/>
          <table:table-cell table:style-name="Tabla18.A2" table:number-rows-spanned="5" office:value-type="string">
            <text:p text:style-name="P65"/>
            <text:p text:style-name="P65"/>
            <text:p text:style-name="P65"/>
            <text:p text:style-name="P65">4</text:p>
          </table:table-cell>
          <table:table-cell table:style-name="Tabla18.A2" office:value-type="string">
            <text:p text:style-name="P142">0,010973756012390368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27692232025912627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2">0,011761033005313948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11994135013082996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1032317100907676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12:C15&gt;/4" office:value-type="float" office:value="0.011263023759966">
            <text:p text:style-name="P189">0,01126</text:p>
          </table:table-cell>
          <table:table-cell table:style-name="Tabla18.D16" office:value-type="string">
            <text:p text:style-name="P142"/>
          </table:table-cell>
        </table:table-row>
        <table:table-row>
          <table:covered-table-cell/>
          <table:table-cell table:style-name="Tabla18.A2" table:number-rows-spanned="5" office:value-type="string">
            <text:p text:style-name="P65"/>
            <text:p text:style-name="P65"/>
            <text:p text:style-name="P65">5</text:p>
          </table:table-cell>
          <table:table-cell table:style-name="Tabla18.A2" office:value-type="string">
            <text:p text:style-name="P142"><text:s/>0,010528767001233064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2467530225422604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2">0,010451095004100353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1078402900020592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2">0,0105320290022064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17:C20&gt;/4" office:value-type="float" office:value="0.0105739800019363">
            <text:p text:style-name="P207">0,01057</text:p>
          </table:table-cell>
          <table:table-cell table:style-name="Tabla18.D21" office:value-type="string">
            <text:p text:style-name="P142"/>
          </table:table-cell>
        </table:table-row>
        <table:table-row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6</text:p>
          </table:table-cell>
          <table:table-cell table:style-name="Tabla18.A2" office:value-type="string">
            <text:p text:style-name="P142">0,01065265700162854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21939074718256436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530312996706925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00696899811737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021594997146167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22:C25&gt;/4" office:value-type="float" office:value="0.0108028834983998">
            <text:p text:style-name="P189">0,01080</text:p>
          </table:table-cell>
          <table:table-cell table:style-name="Tabla18.D26" office:value-type="string">
            <text:p text:style-name="P142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7</text:p>
          </table:table-cell>
          <table:table-cell table:style-name="Tabla18.A2" office:value-type="string">
            <text:p text:style-name="P142">0,010711536000599153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809019147223109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31480900221504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39375400089193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418959899456240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27:C30&gt;/4" office:value-type="float" office:value="0.011902424499567">
            <text:p text:style-name="P207">0,01190</text:p>
          </table:table-cell>
          <table:table-cell table:style-name="Tabla18.D31" office:value-type="string">
            <text:p text:style-name="P142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8</text:p>
          </table:table-cell>
          <table:table-cell table:style-name="Tabla18.A2" office:value-type="string">
            <text:p text:style-name="P142">0,011129594000522047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13581289842924775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80360599735286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677343001589179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81326499499846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32:C35&gt;/4" office:value-type="float" office:value="0.0111059519986158">
            <text:p text:style-name="P189">0,01111</text:p>
          </table:table-cell>
          <table:table-cell table:style-name="Tabla18.D36" office:value-type="string">
            <text:p text:style-name="P142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9</text:p>
          </table:table-cell>
          <table:table-cell table:style-name="Tabla18.A2" office:value-type="string">
            <text:p text:style-name="P142">0,010574761996394955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0965116716483249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64695599779952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72717100032605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092438013292849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37:C40&gt;/4" office:value-type="float" office:value="0.0107603317519535">
            <text:p text:style-name="P207">0,01076</text:p>
          </table:table-cell>
          <table:table-cell table:style-name="Tabla18.D41" office:value-type="string">
            <text:p text:style-name="P142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80"/>
            <text:p text:style-name="P80"/>
            <text:p text:style-name="P80">10</text:p>
          </table:table-cell>
          <table:table-cell table:style-name="Tabla18.A2" office:value-type="string">
            <text:p text:style-name="P142">0,010571680992143229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11676058773575975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023773011402227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64197899540886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.01076840399764478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42:C45&gt;/4" office:value-type="float" office:value="0.0080593582497385">
            <text:p text:style-name="P189">0,00806</text:p>
          </table:table-cell>
          <table:table-cell table:style-name="Tabla18.D46" office:value-type="string">
            <text:p text:style-name="P142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80"/>
            <text:p text:style-name="P80"/>
            <text:p text:style-name="P80">11</text:p>
          </table:table-cell>
          <table:table-cell table:style-name="Tabla18.A2" office:value-type="string">
            <text:p text:style-name="P142">0,010579415000393055</text:p>
          </table:table-cell>
          <table:table-cell table:style-name="Tabla18.D2" table:number-rows-spanned="4" office:value-type="string">
            <text:p text:style-name="P142"/>
            <text:p text:style-name="P142"/>
            <text:p text:style-name="P142">0,011974342814801364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1854105003294535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069843501318246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2">0,014325533993542194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47:C50&gt;/4" office:value-type="float" office:value="0.0118643722526033">
            <text:p text:style-name="P207">0,01186</text:p>
          </table:table-cell>
          <table:table-cell table:style-name="Tabla18.D51" office:value-type="string">
            <text:p text:style-name="P142"/>
          </table:table-cell>
        </table:table-row>
        <table:table-row table:style-name="Tabla18.23">
          <table:table-cell table:style-name="Tabla18.A52" office:value-type="string">
            <text:p text:style-name="P103">Promedio</text:p>
          </table:table-cell>
          <table:table-cell table:style-name="Tabla18.B52" office:value-type="string">
            <text:p text:style-name="P80"><text:s/><text:span text:style-name="T25">Haciendo 1 cluster de cada uno [2:11]</text:span></text:p>
          </table:table-cell>
          <table:table-cell table:style-name="Tabla18.C52" office:value-type="float" office:value="0.10165">
            <text:p text:style-name="P195">0,10165</text:p>
          </table:table-cell>
          <table:table-cell table:style-name="Tabla18.D52" office:value-type="string">
            <text:p text:style-name="P142">0,026731386</text:p>
          </table:table-cell>
        </table:table-row>
      </table:table>
      <text:p text:style-name="P11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230"><text:s/><text:span text:style-name="T2">D</text:span>ata</text:p>
          </table:table-cell>
          <table:table-cell table:style-name="Tabla15.A1" office:value-type="string">
            <text:p text:style-name="P255">Numero de clusters</text:p>
          </table:table-cell>
          <table:table-cell table:style-name="Tabla15.A1" office:value-type="string">
            <text:p text:style-name="P239">Time </text:p>
          </table:table-cell>
          <table:table-cell table:style-name="Tabla15.D1" office:value-type="string">
            <text:p text:style-name="P248"><text:span text:style-name="T5">S</text:span>ilhouette_score</text:p>
          </table:table-cell>
        </table:table-row>
        <table:table-row>
          <table:table-cell table:style-name="Tabla15.A2" table:number-rows-spanned="50" office:value-type="string">
            <text:h text:style-name="P266" text:outline-level="1"><text:span text:style-name="T24"/></text:h>
            <text:h text:style-name="P266" text:outline-level="1"><text:span text:style-name="T24"/></text:h>
            <text:h text:style-name="P266" text:outline-level="1"><text:span text:style-name="T24"/></text:h>
            <text:h text:style-name="P266" text:outline-level="1"><text:span text:style-name="T24"/></text:h>
            <text:h text:style-name="P266" text:outline-level="1"><text:soft-page-break/><text:span text:style-name="T24"/></text:h>
            <text:p text:style-name="P120"><text:span text:style-name="T24"/></text:p>
            <text:p text:style-name="P120"><text:span text:style-name="T24"/></text:p>
            <text:p text:style-name="P120"><text:span text:style-name="T24"/></text:p>
            <text:p text:style-name="P120"><text:span text:style-name="T24"/></text:p>
            <text:p text:style-name="P120"><text:span text:style-name="T24"/></text:p>
            <text:p text:style-name="P120"><text:span text:style-name="T24"/></text:p>
            <text:h text:style-name="P266" text:outline-level="1"><text:span text:style-name="T24">Agglomerative</text:span></text:h>
            <text:p text:style-name="P151">2<text:span text:style-name="T10">5</text:span>0</text:p>
            <text:p text:style-name="P160">Data</text:p>
            <text:p text:style-name="P206">Escalada</text:p>
            <text:p text:style-name="P208">PCA(.9)</text:p>
            <text:p text:style-name="P160"/>
          </table:table-cell>
          <table:table-cell table:style-name="Tabla15.A2" table:number-rows-spanned="5" office:value-type="string">
            <text:p text:style-name="P141"/>
            <text:p text:style-name="P141"/>
            <text:p text:style-name="P141"/>
            <text:p text:style-name="P141">2</text:p>
          </table:table-cell>
          <table:table-cell table:style-name="Tabla15.A2" office:value-type="string">
            <text:p text:style-name="P141">0,008542907002265565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30957322203958006 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1">0,008143076003761962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8276906999526545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8443834987701848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2:C5&gt;/4" office:value-type="float" office:value="0.00835168124831425">
            <text:p text:style-name="P209">0,00835</text:p>
          </table:table-cell>
          <table:table-cell table:style-name="Tabla15.D6" office:value-type="string">
            <text:p text:style-name="P141"/>
          </table:table-cell>
        </table:table-row>
        <table:table-row>
          <table:covered-table-cell/>
          <table:table-cell table:style-name="Tabla15.A2" table:number-rows-spanned="5" office:value-type="string">
            <text:p text:style-name="P141"/>
            <text:p text:style-name="P141"/>
            <text:p text:style-name="P141"><text:soft-page-break/><text:span text:style-name="T23">3</text:span></text:p>
          </table:table-cell>
          <table:table-cell table:style-name="Tabla15.A2" office:value-type="string">
            <text:p text:style-name="P141">0,008355227997526526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<text:soft-page-break/>0,03147580027031938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1">0,008101165003608912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815587599936407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8300294997752644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7:C10&gt;/4" office:value-type="float" office:value="0.00822814099956325">
            <text:p text:style-name="P206">0,00823</text:p>
          </table:table-cell>
          <table:table-cell table:style-name="Tabla15.D11" office:value-type="string">
            <text:p text:style-name="P141"/>
          </table:table-cell>
        </table:table-row>
        <table:table-row>
          <table:covered-table-cell/>
          <table:table-cell table:style-name="Tabla15.A2" table:number-rows-spanned="5" office:value-type="string">
            <text:p text:style-name="P64"/>
            <text:p text:style-name="P64"/>
            <text:p text:style-name="P64"/>
            <text:p text:style-name="P64">4</text:p>
          </table:table-cell>
          <table:table-cell table:style-name="Tabla15.A2" office:value-type="string">
            <text:p text:style-name="P141">0,008475626003928483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2782849480214776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1">0,008170678993337788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8495731992297806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<text:s/>0,008173640992026776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12:C15&gt;/4" office:value-type="float" office:value="0.00832891949539775">
            <text:p text:style-name="P209">0,00833</text:p>
          </table:table-cell>
          <table:table-cell table:style-name="Tabla15.D16" office:value-type="string">
            <text:p text:style-name="P141"/>
          </table:table-cell>
        </table:table-row>
        <table:table-row>
          <table:covered-table-cell/>
          <table:table-cell table:style-name="Tabla15.A2" table:number-rows-spanned="5" office:value-type="string">
            <text:p text:style-name="P64"/>
            <text:p text:style-name="P64"/>
            <text:p text:style-name="P64">5</text:p>
          </table:table-cell>
          <table:table-cell table:style-name="Tabla15.A2" office:value-type="string">
            <text:p text:style-name="P141">0,010684588007279672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2493818218750235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1">0,008165075996657833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09293310009525158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1">0,010585872005322017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17:C20&gt;/4" office:value-type="float" office:value="0.00968221150469625">
            <text:p text:style-name="P188">0,00968</text:p>
          </table:table-cell>
          <table:table-cell table:style-name="Tabla15.D21" office:value-type="string">
            <text:p text:style-name="P141"/>
          </table:table-cell>
        </table:table-row>
        <table:table-row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6</text:p>
          </table:table-cell>
          <table:table-cell table:style-name="Tabla15.A2" office:value-type="string">
            <text:p text:style-name="P141">0,00916602301003877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2178102632468391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244528002454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839974009082653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1025879099324811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22:C25&gt;/4" office:value-type="float" office:value="0.00962732900370625">
            <text:p text:style-name="P209">0,00963</text:p>
          </table:table-cell>
          <table:table-cell table:style-name="Tabla15.D26" office:value-type="string">
            <text:p text:style-name="P141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7</text:p>
          </table:table-cell>
          <table:table-cell table:style-name="Tabla15.A2" office:value-type="string">
            <text:p text:style-name="P141">0,009494801008258946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2212480333618189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894826000148896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1034713401168119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25959099549800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27:C30&gt;/4" office:value-type="float" office:value="0.00951244650423175">
            <text:p text:style-name="P188">0,00951</text:p>
          </table:table-cell>
          <table:table-cell table:style-name="Tabla15.D31" office:value-type="string">
            <text:p text:style-name="P141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8</text:p>
          </table:table-cell>
          <table:table-cell table:style-name="Tabla15.A2" office:value-type="string">
            <text:p text:style-name="P141">0,008740753008169122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18473772396970116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2369129997678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<text:s/>0,08632575001684017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77903079945826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32:C35&gt;/4" office:value-type="float" office:value="0.02802343100484">
            <text:p text:style-name="P209">0,02802</text:p>
          </table:table-cell>
          <table:table-cell table:style-name="Tabla15.D36" office:value-type="string">
            <text:p text:style-name="P141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9</text:p>
          </table:table-cell>
          <table:table-cell table:style-name="Tabla15.A2" office:value-type="string">
            <text:p text:style-name="P141">0,008414386000367813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2029285744914708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666280100995209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275611999328248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826496999070514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37:C40&gt;/4" office:value-type="float" office:value="0.00815444225008825">
            <text:p text:style-name="P188">0,00815</text:p>
          </table:table-cell>
          <table:table-cell table:style-name="Tabla15.D41" office:value-type="string">
            <text:p text:style-name="P141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9"/>
            <text:p text:style-name="P79"/>
            <text:p text:style-name="P79"><text:soft-page-break/>10</text:p>
          </table:table-cell>
          <table:table-cell table:style-name="Tabla15.A2" office:value-type="string">
            <text:p text:style-name="P141">0,008691848008311354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<text:soft-page-break/>0,01824457436084613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10088844996062107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86440040031448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849983299849554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42:C45&gt;/4" office:value-type="float" office:value="0.0089811325015035">
            <text:p text:style-name="P209">0,00898</text:p>
          </table:table-cell>
          <table:table-cell table:style-name="Tabla15.D46" office:value-type="string">
            <text:p text:style-name="P141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9"/>
            <text:p text:style-name="P79"/>
            <text:p text:style-name="P79">11</text:p>
          </table:table-cell>
          <table:table-cell table:style-name="Tabla15.A2" office:value-type="string">
            <text:p text:style-name="P141"><text:s/>0,008643116991152056</text:p>
          </table:table-cell>
          <table:table-cell table:style-name="Tabla15.D2" table:number-rows-spanned="4" office:value-type="string">
            <text:p text:style-name="P141"/>
            <text:p text:style-name="P141"/>
            <text:p text:style-name="P141">0,017925963256357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0928818200191017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1436510200437624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1">0,01220099499914795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47:C50&gt;/4" office:value-type="float" office:value="0.0111243489991465">
            <text:p text:style-name="P188">0,01112</text:p>
          </table:table-cell>
          <table:table-cell table:style-name="Tabla15.D51" office:value-type="string">
            <text:p text:style-name="P141"/>
          </table:table-cell>
        </table:table-row>
        <table:table-row table:style-name="Tabla15.23">
          <table:table-cell table:style-name="Tabla15.A52" office:value-type="string">
            <text:p text:style-name="P102">Promedio</text:p>
          </table:table-cell>
          <table:table-cell table:style-name="Tabla15.B52" office:value-type="string">
            <text:p text:style-name="P79"><text:s/><text:span text:style-name="T25">Haciendo 1 cluster de cada uno [2:11]</text:span></text:p>
          </table:table-cell>
          <table:table-cell table:style-name="Tabla15.C52" office:value-type="float" office:value="0.11">
            <text:p text:style-name="P194">0,11000</text:p>
          </table:table-cell>
          <table:table-cell table:style-name="Tabla15.D52" office:value-type="string">
            <text:p text:style-name="P141">0,02340428</text:p>
          </table:table-cell>
        </table:table-row>
      </table:table>
      <text:p text:style-name="P1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232"><text:s/><text:span text:style-name="T2">D</text:span>ata</text:p>
          </table:table-cell>
          <table:table-cell table:style-name="Tabla17.A1" office:value-type="string">
            <text:p text:style-name="P257">Numero de clusters</text:p>
          </table:table-cell>
          <table:table-cell table:style-name="Tabla17.A1" office:value-type="string">
            <text:p text:style-name="P241">Time </text:p>
          </table:table-cell>
          <table:table-cell table:style-name="Tabla17.D1" office:value-type="string">
            <text:p text:style-name="P250"><text:span text:style-name="T5">S</text:span>ilhouette_score</text:p>
          </table:table-cell>
        </table:table-row>
        <table:table-row>
          <table:table-cell table:style-name="Tabla17.A2" table:number-rows-spanned="50" office:value-type="string"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>Agglomerative</text:span></text:h>
            <text:p text:style-name="P153">2<text:span text:style-name="T10">5</text:span>0</text:p>
            <text:p text:style-name="P162">Data</text:p>
            <text:p text:style-name="P162">Escalada</text:p>
            <text:p text:style-name="P211">+</text:p>
            <text:p text:style-name="P162"><text:span text:style-name="T12">Normalizada</text:span> </text:p>
            <text:p text:style-name="P168"/>
            <text:p text:style-name="P162"/>
          </table:table-cell>
          <table:table-cell table:style-name="Tabla17.A2" table:number-rows-spanned="5" office:value-type="string">
            <text:p text:style-name="P143"/>
            <text:p text:style-name="P143"/>
            <text:p text:style-name="P143"/>
            <text:p text:style-name="P143">2</text:p>
          </table:table-cell>
          <table:table-cell table:style-name="Tabla17.A2" office:value-type="string">
            <text:p text:style-name="P143">0,006018928994308226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18834590845304554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3"><text:s/>0,01131687000452075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086288600345142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<text:s/>0,011982077994616702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2:C5&gt;/4" office:value-type="float" office:value="0.0100451907492245">
            <text:p text:style-name="P212">0,01005</text:p>
          </table:table-cell>
          <table:table-cell table:style-name="Tabla17.D6" office:value-type="string">
            <text:p text:style-name="P143"/>
          </table:table-cell>
        </table:table-row>
        <table:table-row>
          <table:covered-table-cell/>
          <table:table-cell table:style-name="Tabla17.A2" table:number-rows-spanned="5" office:value-type="string">
            <text:p text:style-name="P143"/>
            <text:p text:style-name="P143"/>
            <text:p text:style-name="P143"><text:span text:style-name="T23">3</text:span></text:p>
          </table:table-cell>
          <table:table-cell table:style-name="Tabla17.A2" office:value-type="string">
            <text:p text:style-name="P143">0,012798319003195502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8074223391376754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3">0,01120376600010786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2565848999656737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1778838990721852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7:C10&gt;/4" office:value-type="float" office:value="0.0120866932484208">
            <text:p text:style-name="P212">0,01209</text:p>
          </table:table-cell>
          <table:table-cell table:style-name="Tabla17.D11" office:value-type="string">
            <text:p text:style-name="P143"/>
          </table:table-cell>
        </table:table-row>
        <table:table-row>
          <table:covered-table-cell/>
          <table:table-cell table:style-name="Tabla17.A2" table:number-rows-spanned="5" office:value-type="string">
            <text:p text:style-name="P66"/>
            <text:p text:style-name="P66"/>
            <text:p text:style-name="P66"/>
            <text:p text:style-name="P66">4</text:p>
          </table:table-cell>
          <table:table-cell table:style-name="Tabla17.A2" office:value-type="string">
            <text:p text:style-name="P143">0,011000473008607514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9285816957125523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3">0,012551556006656028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1391833002562635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1097877999418415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12:C15&gt;/4" office:value-type="float" office:value="0.0115104350043115">
            <text:p text:style-name="P190">0,01151</text:p>
          </table:table-cell>
          <table:table-cell table:style-name="Tabla17.D16" office:value-type="string">
            <text:p text:style-name="P143"/>
          </table:table-cell>
        </table:table-row>
        <table:table-row>
          <table:covered-table-cell/>
          <table:table-cell table:style-name="Tabla17.A2" table:number-rows-spanned="5" office:value-type="string">
            <text:p text:style-name="P66"/>
            <text:p text:style-name="P66"/>
            <text:p text:style-name="P66">5</text:p>
          </table:table-cell>
          <table:table-cell table:style-name="Tabla17.A2" office:value-type="string">
            <text:p text:style-name="P143">0,011645249993307516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9891134747324655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3">0,01160814300237689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2830308012780733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3">0,013265400004456751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17:C20&gt;/4" office:value-type="float" office:value="0.0123372752532308">
            <text:p text:style-name="P212">0,01234</text:p>
          </table:table-cell>
          <table:table-cell table:style-name="Tabla17.D21" office:value-type="string">
            <text:p text:style-name="P143"/>
          </table:table-cell>
        </table:table-row>
        <table:table-row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6</text:p>
          </table:table-cell>
          <table:table-cell table:style-name="Tabla17.A2" office:value-type="string">
            <text:p text:style-name="P143">0,011391420004656538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1935207468221572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200424501439556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00460100860800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8773070134921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22:C25&gt;/4" office:value-type="float" office:value="0.0115693932602883">
            <text:p text:style-name="P190">0,01157</text:p>
          </table:table-cell>
          <table:table-cell table:style-name="Tabla17.D26" office:value-type="string">
            <text:p text:style-name="P143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7</text:p>
          </table:table-cell>
          <table:table-cell table:style-name="Tabla17.A2" office:value-type="string">
            <text:p text:style-name="P143">0,011377224000170827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2037806873090088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00299099925905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2376040051458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95972400798928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27:C30&gt;/4" office:value-type="float" office:value="0.0111443857531413">
            <text:p text:style-name="P212">0,01114</text:p>
          </table:table-cell>
          <table:table-cell table:style-name="Tabla17.D31" office:value-type="string">
            <text:p text:style-name="P143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8</text:p>
          </table:table-cell>
          <table:table-cell table:style-name="Tabla17.A2" office:value-type="string">
            <text:p text:style-name="P143">0,011595560994464904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3082128960557002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991114992066287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6704259999096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98326500505209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32:C35&gt;/4" office:value-type="float" office:value="0.0113100917478733">
            <text:p text:style-name="P190">0,01131</text:p>
          </table:table-cell>
          <table:table-cell table:style-name="Tabla17.D36" office:value-type="string">
            <text:p text:style-name="P143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9</text:p>
          </table:table-cell>
          <table:table-cell table:style-name="Tabla17.A2" office:value-type="string">
            <text:p text:style-name="P143">0,011664199002552778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2599155171092419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0203509975690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6830409970134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959858002024703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37:C40&gt;/4" office:value-type="float" office:value="0.0113318622497903">
            <text:p text:style-name="P212">0,01133</text:p>
          </table:table-cell>
          <table:table-cell table:style-name="Tabla17.D41" office:value-type="string">
            <text:p text:style-name="P143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81"/>
            <text:p text:style-name="P81"/>
            <text:p text:style-name="P81">10</text:p>
          </table:table-cell>
          <table:table-cell table:style-name="Tabla17.A2" office:value-type="string">
            <text:p text:style-name="P143">0,0112486089929007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2323311232359309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09286400605924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840536007890478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33932899392675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42:C45&gt;/4" office:value-type="float" office:value="0.0111303345001945">
            <text:p text:style-name="P190">0,01113</text:p>
          </table:table-cell>
          <table:table-cell table:style-name="Tabla17.D46" office:value-type="string">
            <text:p text:style-name="P143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81"/>
            <text:p text:style-name="P81"/>
            <text:p text:style-name="P81">11</text:p>
          </table:table-cell>
          <table:table-cell table:style-name="Tabla17.A2" office:value-type="string">
            <text:p text:style-name="P143"><text:span text:style-name="T29">0,</text:span>01148861600086093</text:p>
          </table:table-cell>
          <table:table-cell table:style-name="Tabla17.D2" table:number-rows-spanned="4" office:value-type="string">
            <text:p text:style-name="P143"/>
            <text:p text:style-name="P143"/>
            <text:p text:style-name="P143">0,004204056801050945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599389006732963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084796299983281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3">0,011638456009677611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47:C50&gt;/4" office:value-type="float" office:value="0.0113936060042762">
            <text:p text:style-name="P212">0,01139</text:p>
          </table:table-cell>
          <table:table-cell table:style-name="Tabla17.D51" office:value-type="string">
            <text:p text:style-name="P143"/>
          </table:table-cell>
        </table:table-row>
        <table:table-row table:style-name="Tabla17.23">
          <table:table-cell table:style-name="Tabla17.A52" office:value-type="string">
            <text:p text:style-name="P104">Promedio</text:p>
          </table:table-cell>
          <table:table-cell table:style-name="Tabla17.B52" office:value-type="string">
            <text:p text:style-name="P81"><text:s/><text:span text:style-name="T25">Haciendo 1 cluster de cada uno [2:11]</text:span></text:p>
          </table:table-cell>
          <table:table-cell table:style-name="Tabla17.C52" office:value-type="float" office:value="0.11386">
            <text:p text:style-name="P196">0,11386</text:p>
          </table:table-cell>
          <table:table-cell table:style-name="Tabla17.D52" office:value-type="string">
            <text:p text:style-name="P143">0,006226743</text:p>
          </table:table-cell>
        </table:table-row>
      </table:table>
      <text:p text:style-name="P11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office:value-type="string">
            <text:p text:style-name="P233"><text:s/><text:span text:style-name="T2">D</text:span>ata</text:p>
          </table:table-cell>
          <table:table-cell table:style-name="Tabla19.A1" office:value-type="string">
            <text:p text:style-name="P258">Numero de clusters</text:p>
          </table:table-cell>
          <table:table-cell table:style-name="Tabla19.A1" office:value-type="string">
            <text:p text:style-name="P242">Time </text:p>
          </table:table-cell>
          <table:table-cell table:style-name="Tabla19.D1" office:value-type="string">
            <text:p text:style-name="P251"><text:span text:style-name="T5">S</text:span>ilhouette_score</text:p>
          </table:table-cell>
        </table:table-row>
        <table:table-row>
          <table:table-cell table:style-name="Tabla19.A2" table:number-rows-spanned="50" office:value-type="string">
            <text:h text:style-name="P269" text:outline-level="1"><text:span text:style-name="T24"/></text:h>
            <text:h text:style-name="P269" text:outline-level="1"><text:span text:style-name="T24"/></text:h>
            <text:h text:style-name="P269" text:outline-level="1"><text:span text:style-name="T24"/></text:h>
            <text:h text:style-name="P269" text:outline-level="1"><text:soft-page-break/><text:span text:style-name="T24"/></text:h>
            <text:h text:style-name="P269" text:outline-level="1"><text:span text:style-name="T24"/></text:h>
            <text:h text:style-name="P269" text:outline-level="1"><text:span text:style-name="T24">Agglomerative</text:span></text:h>
            <text:p text:style-name="P154">2<text:span text:style-name="T10">5</text:span>0</text:p>
            <text:p text:style-name="P163">Data</text:p>
            <text:p text:style-name="P163"><text:span text:style-name="T12">Normalizada </text:span></text:p>
            <text:p text:style-name="P215">+</text:p>
            <text:p text:style-name="P163">Escalada</text:p>
            <text:p text:style-name="P163"/>
            <text:p text:style-name="P169"/>
            <text:p text:style-name="P163"/>
          </table:table-cell>
          <table:table-cell table:style-name="Tabla19.A2" table:number-rows-spanned="5" office:value-type="string">
            <text:p text:style-name="P144"/>
            <text:p text:style-name="P144"/>
            <text:p text:style-name="P144"/>
            <text:p text:style-name="P144">2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C6" office:value-type="float" office:value="0">
            <text:p text:style-name="P215">0</text:p>
          </table:table-cell>
          <table:table-cell table:style-name="Tabla19.D6" office:value-type="string">
            <text:p text:style-name="P144"/>
          </table:table-cell>
        </table:table-row>
        <table:table-row>
          <table:covered-table-cell/>
          <table:table-cell table:style-name="Tabla19.A2" table:number-rows-spanned="5" office:value-type="string">
            <text:p text:style-name="P144"/>
            <text:p text:style-name="P144"><text:soft-page-break/></text:p>
            <text:p text:style-name="P144"><text:span text:style-name="T23">3</text:span>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C6" table:formula="ooow:sum&lt;C7:C10&gt;/4" office:value-type="float" office:value="0">
            <text:p text:style-name="P213">0,00000</text:p>
          </table:table-cell>
          <table:table-cell table:style-name="Tabla19.D11" office:value-type="string">
            <text:p text:style-name="P144"/>
          </table:table-cell>
        </table:table-row>
        <table:table-row>
          <table:covered-table-cell/>
          <table:table-cell table:style-name="Tabla19.A2" table:number-rows-spanned="5" office:value-type="string">
            <text:p text:style-name="P67"/>
            <text:p text:style-name="P67"/>
            <text:p text:style-name="P67"/>
            <text:p text:style-name="P67">4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C6" office:value-type="float" office:value="0">
            <text:p text:style-name="P215">0</text:p>
          </table:table-cell>
          <table:table-cell table:style-name="Tabla19.D16" office:value-type="string">
            <text:p text:style-name="P144"/>
          </table:table-cell>
        </table:table-row>
        <table:table-row>
          <table:covered-table-cell/>
          <table:table-cell table:style-name="Tabla19.A2" table:number-rows-spanned="5" office:value-type="string">
            <text:p text:style-name="P67"/>
            <text:p text:style-name="P67"/>
            <text:p text:style-name="P67">5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>
          <table:covered-table-cell/>
          <table:covered-table-cell/>
          <table:table-cell table:style-name="Tabla19.C6" table:formula="ooow:sum&lt;C17:C20&gt;/4" office:value-type="float" office:value="0">
            <text:p text:style-name="P213">0,00000</text:p>
          </table:table-cell>
          <table:table-cell table:style-name="Tabla19.D21" office:value-type="string">
            <text:p text:style-name="P144"/>
          </table:table-cell>
        </table:table-row>
        <table:table-row>
          <table:covered-table-cell/>
          <table:table-cell table:style-name="Tabla19.A2" table:number-rows-spanned="5" office:value-type="string">
            <text:p text:style-name="P74"/>
            <text:p text:style-name="P74"/>
            <text:p text:style-name="P74">6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office:value-type="float" office:value="0">
            <text:p text:style-name="P215">0</text:p>
          </table:table-cell>
          <table:table-cell table:style-name="Tabla19.D26" office:value-type="string">
            <text:p text:style-name="P144"/>
          </table:table-cell>
        </table:table-row>
        <table:table-row table:style-name="Tabla19.23">
          <table:covered-table-cell/>
          <table:table-cell table:style-name="Tabla19.A2" table:number-rows-spanned="5" office:value-type="string">
            <text:p text:style-name="P74"/>
            <text:p text:style-name="P74"/>
            <text:p text:style-name="P74">7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table:formula="ooow:sum&lt;C27:C30&gt;/4" office:value-type="float" office:value="0">
            <text:p text:style-name="P213">0,00000</text:p>
          </table:table-cell>
          <table:table-cell table:style-name="Tabla19.D31" office:value-type="string">
            <text:p text:style-name="P144"/>
          </table:table-cell>
        </table:table-row>
        <table:table-row table:style-name="Tabla19.23">
          <table:covered-table-cell/>
          <table:table-cell table:style-name="Tabla19.A2" table:number-rows-spanned="5" office:value-type="string">
            <text:p text:style-name="P74"/>
            <text:p text:style-name="P74"/>
            <text:p text:style-name="P74">8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office:value-type="float" office:value="0">
            <text:p text:style-name="P215">0</text:p>
          </table:table-cell>
          <table:table-cell table:style-name="Tabla19.D36" office:value-type="string">
            <text:p text:style-name="P144"/>
          </table:table-cell>
        </table:table-row>
        <table:table-row table:style-name="Tabla19.23">
          <table:covered-table-cell/>
          <table:table-cell table:style-name="Tabla19.A2" table:number-rows-spanned="5" office:value-type="string">
            <text:p text:style-name="P74"/>
            <text:p text:style-name="P74"/>
            <text:p text:style-name="P74">9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table:formula="ooow:sum&lt;C37:C40&gt;/4" office:value-type="float" office:value="0">
            <text:p text:style-name="P213">0,00000</text:p>
          </table:table-cell>
          <table:table-cell table:style-name="Tabla19.D41" office:value-type="string">
            <text:p text:style-name="P144"/>
          </table:table-cell>
        </table:table-row>
        <table:table-row table:style-name="Tabla19.23">
          <table:covered-table-cell/>
          <table:table-cell table:style-name="Tabla19.A2" table:number-rows-spanned="5" office:value-type="string">
            <text:p text:style-name="P82"/>
            <text:p text:style-name="P82"><text:soft-page-break/></text:p>
            <text:p text:style-name="P82">10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office:value-type="float" office:value="0">
            <text:p text:style-name="P215">0</text:p>
          </table:table-cell>
          <table:table-cell table:style-name="Tabla19.D46" office:value-type="string">
            <text:p text:style-name="P144"/>
          </table:table-cell>
        </table:table-row>
        <table:table-row table:style-name="Tabla19.23">
          <table:covered-table-cell/>
          <table:table-cell table:style-name="Tabla19.A2" table:number-rows-spanned="5" office:value-type="string">
            <text:p text:style-name="P82"/>
            <text:p text:style-name="P82"/>
            <text:p text:style-name="P82">11</text:p>
          </table:table-cell>
          <table:table-cell table:style-name="Tabla19.A2" office:value-type="string">
            <text:p text:style-name="P144"/>
          </table:table-cell>
          <table:table-cell table:style-name="Tabla19.D2" table:number-rows-spanned="4" office:value-type="string">
            <text:p text:style-name="P144"/>
          </table:table-cell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A2" office:value-type="string">
            <text:p text:style-name="P144"/>
          </table:table-cell>
          <table:covered-table-cell/>
        </table:table-row>
        <table:table-row table:style-name="Tabla19.23">
          <table:covered-table-cell/>
          <table:covered-table-cell/>
          <table:table-cell table:style-name="Tabla19.C6" table:formula="ooow:sum&lt;C47:C50&gt;/4" office:value-type="float" office:value="0">
            <text:p text:style-name="P213">0,00000</text:p>
          </table:table-cell>
          <table:table-cell table:style-name="Tabla19.D51" office:value-type="string">
            <text:p text:style-name="P144"/>
          </table:table-cell>
        </table:table-row>
        <table:table-row table:style-name="Tabla19.23">
          <table:table-cell table:style-name="Tabla19.A52" office:value-type="string">
            <text:p text:style-name="P105">Promedio</text:p>
          </table:table-cell>
          <table:table-cell table:style-name="Tabla19.B52" office:value-type="string">
            <text:p text:style-name="P82"><text:s/><text:span text:style-name="T25">Haciendo 1 cluster de cada uno [2:11]</text:span></text:p>
          </table:table-cell>
          <table:table-cell table:style-name="Tabla19.C52">
            <text:p text:style-name="P197"/>
          </table:table-cell>
          <table:table-cell table:style-name="Tabla19.D52" office:value-type="string">
            <text:p text:style-name="P144"/>
          </table:table-cell>
        </table:table-row>
      </table:table>
      <text:p text:style-name="P11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232"><text:s/><text:span text:style-name="T2">D</text:span>ata</text:p>
          </table:table-cell>
          <table:table-cell table:style-name="Tabla16.A1" office:value-type="string">
            <text:p text:style-name="P257">Numero de clusters</text:p>
          </table:table-cell>
          <table:table-cell table:style-name="Tabla16.A1" office:value-type="string">
            <text:p text:style-name="P241">Time </text:p>
          </table:table-cell>
          <table:table-cell table:style-name="Tabla16.D1" office:value-type="string">
            <text:p text:style-name="P250"><text:span text:style-name="T5">S</text:span>ilhouette_score</text:p>
          </table:table-cell>
        </table:table-row>
        <table:table-row>
          <table:table-cell table:style-name="Tabla16.A2" table:number-rows-spanned="50" office:value-type="string"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/></text:h>
            <text:h text:style-name="P268" text:outline-level="1"><text:span text:style-name="T24">Agglomerative</text:span></text:h>
            <text:p text:style-name="P153">2<text:span text:style-name="T10">5</text:span>0</text:p>
            <text:p text:style-name="P162">Data</text:p>
            <text:p text:style-name="P162"><text:span text:style-name="T12">Normalizada </text:span></text:p>
            <text:p text:style-name="P215">+</text:p>
            <text:p text:style-name="P163">Escalada</text:p>
            <text:p text:style-name="P162"><text:span text:style-name="T12">+</text:span></text:p>
            <text:p text:style-name="P162"><text:span text:style-name="T30">PCA(.90)</text:span> </text:p>
            <text:p text:style-name="P168"/>
            <text:p text:style-name="P162"/>
          </table:table-cell>
          <table:table-cell table:style-name="Tabla16.A2" table:number-rows-spanned="5" office:value-type="string">
            <text:p text:style-name="P143"/>
            <text:p text:style-name="P143"/>
            <text:p text:style-name="P143"/>
            <text:p text:style-name="P143">2</text:p>
          </table:table-cell>
          <table:table-cell table:style-name="Tabla16.A2" office:value-type="string">
            <text:p text:style-name="P143">0,008617200001026504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3790382348597543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3"><text:s/>0,008213740002247505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30199199845083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433865994447842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2:C5&gt;/4" office:value-type="float" office:value="0.0083916994990435">
            <text:p text:style-name="P214">0,00839</text:p>
          </table:table-cell>
          <table:table-cell table:style-name="Tabla16.D6" office:value-type="string">
            <text:p text:style-name="P143"/>
          </table:table-cell>
        </table:table-row>
        <table:table-row>
          <table:covered-table-cell/>
          <table:table-cell table:style-name="Tabla16.A2" table:number-rows-spanned="5" office:value-type="string">
            <text:p text:style-name="P143"/>
            <text:p text:style-name="P143"/>
            <text:p text:style-name="P143"><text:span text:style-name="T23">3</text:span></text:p>
          </table:table-cell>
          <table:table-cell table:style-name="Tabla16.A2" office:value-type="string">
            <text:p text:style-name="P143">0,0085570219962392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385822824313656 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3">0,00874978800129611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602160000009462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515868001268245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7:C10&gt;/4" office:value-type="float" office:value="0.008606209499703">
            <text:p text:style-name="P212">0,00861</text:p>
          </table:table-cell>
          <table:table-cell table:style-name="Tabla16.D11" office:value-type="string">
            <text:p text:style-name="P143"/>
          </table:table-cell>
        </table:table-row>
        <table:table-row>
          <table:covered-table-cell/>
          <table:table-cell table:style-name="Tabla16.A2" table:number-rows-spanned="5" office:value-type="string">
            <text:p text:style-name="P66"/>
            <text:p text:style-name="P66"/>
            <text:p text:style-name="P66"/>
            <text:p text:style-name="P66">4</text:p>
          </table:table-cell>
          <table:table-cell table:style-name="Tabla16.A2" office:value-type="string">
            <text:p text:style-name="P143">0,008959017010056414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30478067536646728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3">0,00930959900142625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10011117003159598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137579992762767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12:C15&gt;/4" office:value-type="float" office:value="0.00910432825185125">
            <text:p text:style-name="P214">0,00910</text:p>
          </table:table-cell>
          <table:table-cell table:style-name="Tabla16.D16" office:value-type="string">
            <text:p text:style-name="P143"/>
          </table:table-cell>
        </table:table-row>
        <table:table-row>
          <table:covered-table-cell/>
          <table:table-cell table:style-name="Tabla16.A2" table:number-rows-spanned="5" office:value-type="string">
            <text:p text:style-name="P66"/>
            <text:p text:style-name="P66"/>
            <text:p text:style-name="P66">5</text:p>
          </table:table-cell>
          <table:table-cell table:style-name="Tabla16.A2" office:value-type="string">
            <text:p text:style-name="P143">0,008704414998646826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4352230486203334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3">0,008252229992649518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70525700156577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3">0,008159125995007344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17:C20&gt;/4" office:value-type="float" office:value="0.0084552569969675">
            <text:p text:style-name="P212">0,00846</text:p>
          </table:table-cell>
          <table:table-cell table:style-name="Tabla16.D21" office:value-type="string">
            <text:p text:style-name="P143"/>
          </table:table-cell>
        </table:table-row>
        <table:table-row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6</text:p>
          </table:table-cell>
          <table:table-cell table:style-name="Tabla16.A2" office:value-type="string">
            <text:p text:style-name="P143"><text:s/>0,008124468004098162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395265781713373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45899799605831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1987000633962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456932991975918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22:C25&gt;/4" office:value-type="float" office:value="0.008290067249618">
            <text:p text:style-name="P214">0,00829</text:p>
          </table:table-cell>
          <table:table-cell table:style-name="Tabla16.D26" office:value-type="string">
            <text:p text:style-name="P143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7</text:p>
          </table:table-cell>
          <table:table-cell table:style-name="Tabla16.A2" office:value-type="string">
            <text:p text:style-name="P143"><text:s/>0,008557471999665722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5119576424206556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4324199745897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<text:s/>0,00822143199911806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<text:s/>0,008406684006331488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27:C30&gt;/4" office:value-type="float" office:value="0.0083322075006435">
            <text:p text:style-name="P212">0,00833</text:p>
          </table:table-cell>
          <table:table-cell table:style-name="Tabla16.D31" office:value-type="string">
            <text:p text:style-name="P143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8</text:p>
          </table:table-cell>
          <table:table-cell table:style-name="Tabla16.A2" office:value-type="string">
            <text:p text:style-name="P143">0,00839986999926623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4179891252141514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6741590057499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92793599632568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983285995782353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32:C35&gt;/4" office:value-type="float" office:value="0.008746312749281">
            <text:p text:style-name="P214">0,00875</text:p>
          </table:table-cell>
          <table:table-cell table:style-name="Tabla16.D36" office:value-type="string">
            <text:p text:style-name="P143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9</text:p>
          </table:table-cell>
          <table:table-cell table:style-name="Tabla16.A2" office:value-type="string">
            <text:p text:style-name="P143">0,008276441003545187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419529915645732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69252003426664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839589984156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7425499553792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37:C40&gt;/4" office:value-type="float" office:value="0.0082009767502315">
            <text:p text:style-name="P212">0,00820</text:p>
          </table:table-cell>
          <table:table-cell table:style-name="Tabla16.D41" office:value-type="string">
            <text:p text:style-name="P143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81"/>
            <text:p text:style-name="P81"/>
            <text:p text:style-name="P81">10</text:p>
          </table:table-cell>
          <table:table-cell table:style-name="Tabla16.A2" office:value-type="string">
            <text:p text:style-name="P143"><text:s/>0,008452234993455932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1618617224626498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74365901108831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4252139931777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68706399342045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42:C45&gt;/4" office:value-type="float" office:value="0.0085770429977855">
            <text:p text:style-name="P214">0,00858</text:p>
          </table:table-cell>
          <table:table-cell table:style-name="Tabla16.D46" office:value-type="string">
            <text:p text:style-name="P143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81"/>
            <text:p text:style-name="P81"/>
            <text:p text:style-name="P81">11</text:p>
          </table:table-cell>
          <table:table-cell table:style-name="Tabla16.A2" office:value-type="string">
            <text:p text:style-name="P143">0,008527008001692593</text:p>
          </table:table-cell>
          <table:table-cell table:style-name="Tabla16.D2" table:number-rows-spanned="4" office:value-type="string">
            <text:p text:style-name="P143"/>
            <text:p text:style-name="P143"/>
            <text:p text:style-name="P143">0,022083676996396007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17501300480216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0,008620488006272353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3"><text:s/>0,008681181003339589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47:C50&gt;/4" office:value-type="float" office:value="0.00850092250402675">
            <text:p text:style-name="P212">0,00850</text:p>
          </table:table-cell>
          <table:table-cell table:style-name="Tabla16.D51" office:value-type="string">
            <text:p text:style-name="P143"/>
          </table:table-cell>
        </table:table-row>
        <table:table-row table:style-name="Tabla16.23">
          <table:table-cell table:style-name="Tabla16.A52" office:value-type="string">
            <text:p text:style-name="P104">Promedio</text:p>
          </table:table-cell>
          <table:table-cell table:style-name="Tabla16.B52" office:value-type="string">
            <text:p text:style-name="P81"><text:s/><text:span text:style-name="T25">Haciendo 1 cluster de cada uno [2:11]</text:span></text:p>
          </table:table-cell>
          <table:table-cell table:style-name="Tabla16.C52" office:value-type="float" office:value="0.08521">
            <text:p text:style-name="P196">0,08521</text:p>
          </table:table-cell>
          <table:table-cell table:style-name="Tabla16.D52" office:value-type="string">
            <text:p text:style-name="P143">0,027246612</text:p>
          </table:table-cell>
        </table:table-row>
      </table:table>
      <text:p text:style-name="P11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28"><text:s/><text:span text:style-name="T2">D</text:span>ata</text:p>
          </table:table-cell>
          <table:table-cell table:style-name="Tabla8.A1" office:value-type="string">
            <text:p text:style-name="P253">Numero de clusters</text:p>
          </table:table-cell>
          <table:table-cell table:style-name="Tabla8.A1" office:value-type="string">
            <text:p text:style-name="P237">Time </text:p>
          </table:table-cell>
          <table:table-cell table:style-name="Tabla8.D1" office:value-type="string">
            <text:p text:style-name="P246"><text:span text:style-name="T5">S</text:span>ilhouette_score</text:p>
          </table:table-cell>
        </table:table-row>
        <table:table-row>
          <table:table-cell table:style-name="Tabla8.A2" table:number-rows-spanned="50" office:value-type="string">
            <text:h text:style-name="P264" text:outline-level="1"><text:span text:style-name="T24"/></text:h>
            <text:h text:style-name="P264" text:outline-level="1"><text:span text:style-name="T24"/></text:h>
            <text:h text:style-name="P264" text:outline-level="1"><text:soft-page-break/><text:span text:style-name="T24"/></text:h>
            <text:h text:style-name="P264" text:outline-level="1"><text:span text:style-name="T24"/></text:h>
            <text:h text:style-name="P264" text:outline-level="1"><text:span text:style-name="T24"/></text:h>
            <text:h text:style-name="P264" text:outline-level="1"><text:span text:style-name="T24">Agglomerative</text:span></text:h>
            <text:p text:style-name="P149">2<text:span text:style-name="T10">5</text:span>0</text:p>
            <text:p text:style-name="P158">Data</text:p>
            <text:p text:style-name="P158">Escalada</text:p>
            <text:p text:style-name="P167">+</text:p>
            <text:p text:style-name="P158"><text:span text:style-name="T12">Normalizada</text:span> </text:p>
            <text:p text:style-name="P128">+</text:p>
            <text:p text:style-name="P158"><text:span text:style-name="T8">PCA (.90)</text:span> </text:p>
          </table:table-cell>
          <table:table-cell table:style-name="Tabla8.A2" table:number-rows-spanned="5" office:value-type="string">
            <text:p text:style-name="P137"/>
            <text:p text:style-name="P137"/>
            <text:p text:style-name="P137"/>
            <text:p text:style-name="P137">2</text:p>
          </table:table-cell>
          <table:table-cell table:style-name="Tabla8.A2" office:value-type="string">
            <text:p text:style-name="P137">0,008504324010573328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15983083257751288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7"><text:s/>0,007631596003193408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10178035998251289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08593227990786545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2:C5&gt;/4" office:value-type="float" office:value="0.008726796000701">
            <text:p text:style-name="P204">0,00873</text:p>
          </table:table-cell>
          <table:table-cell table:style-name="Tabla8.D6" office:value-type="string">
            <text:p text:style-name="P137"/>
          </table:table-cell>
        </table:table-row>
        <table:table-row>
          <table:covered-table-cell/>
          <table:table-cell table:style-name="Tabla8.A2" table:number-rows-spanned="5" office:value-type="string">
            <text:p text:style-name="P137"/>
            <text:p text:style-name="P137"/>
            <text:p text:style-name="P137"><text:span text:style-name="T23">3</text:span></text:p>
          </table:table-cell>
          <table:table-cell table:style-name="Tabla8.A2" office:value-type="string">
            <text:p text:style-name="P137">0,008458012991468422</text:p>
          </table:table-cell>
          <table:table-cell table:style-name="Tabla8.D2" table:number-rows-spanned="4" office:value-type="string">
            <text:p text:style-name="P137">0,015372188780939915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7">0,009202510002069175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0931654599844478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08338742001797073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7:C10&gt;/4" office:value-type="float" office:value="0.00882895274844475">
            <text:p text:style-name="P204">0,00883</text:p>
          </table:table-cell>
          <table:table-cell table:style-name="Tabla8.D11" office:value-type="string">
            <text:p text:style-name="P137"/>
          </table:table-cell>
        </table:table-row>
        <table:table-row>
          <table:covered-table-cell/>
          <table:table-cell table:style-name="Tabla8.A2" table:number-rows-spanned="5" office:value-type="string">
            <text:p text:style-name="P62"/>
            <text:p text:style-name="P62"/>
            <text:p text:style-name="P62"/>
            <text:p text:style-name="P62">4</text:p>
          </table:table-cell>
          <table:table-cell table:style-name="Tabla8.A2" office:value-type="string">
            <text:p text:style-name="P137"><text:s/>0,015692936009145342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1229660022866378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7"><text:s/>0,014029525002115406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11612144007813185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<text:s/>0,008894548009266146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12:C15&gt;/4" office:value-type="float" office:value="0.0125572882570848">
            <text:p text:style-name="P204">0,01256</text:p>
          </table:table-cell>
          <table:table-cell table:style-name="Tabla8.D16" office:value-type="string">
            <text:p text:style-name="P137"/>
          </table:table-cell>
        </table:table-row>
        <table:table-row>
          <table:covered-table-cell/>
          <table:table-cell table:style-name="Tabla8.A2" table:number-rows-spanned="5" office:value-type="string">
            <text:p text:style-name="P62"/>
            <text:p text:style-name="P62"/>
            <text:p text:style-name="P62">5</text:p>
          </table:table-cell>
          <table:table-cell table:style-name="Tabla8.A2" office:value-type="string">
            <text:p text:style-name="P137">0,017534847007482313</text:p>
          </table:table-cell>
          <table:table-cell table:style-name="Tabla8.D2" table:number-rows-spanned="4" office:value-type="string">
            <text:p text:style-name="P137">0,013533897433715622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7">0,019073820993071422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14644929993664846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7">0,009547120003844611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17:C20&gt;/4" office:value-type="float" office:value="0.015200179499516">
            <text:p text:style-name="P204">0,01520</text:p>
          </table:table-cell>
          <table:table-cell table:style-name="Tabla8.D21" office:value-type="string">
            <text:p text:style-name="P137"/>
          </table:table-cell>
        </table:table-row>
        <table:table-row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6</text:p>
          </table:table-cell>
          <table:table-cell table:style-name="Tabla8.A2" office:value-type="string">
            <text:p text:style-name="P137">0,00900372899195645</text:p>
          </table:table-cell>
          <table:table-cell table:style-name="Tabla8.D2" table:number-rows-spanned="4" office:value-type="string">
            <text:p text:style-name="P137">0,007790132170901083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9440690002520569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363643800141289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29578399902675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22:C25&gt;/4" office:value-type="float" office:value="0.0105941602487293">
            <text:p text:style-name="P204">0,01059</text:p>
          </table:table-cell>
          <table:table-cell table:style-name="Tabla8.D26" office:value-type="string">
            <text:p text:style-name="P137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7</text:p>
          </table:table-cell>
          <table:table-cell table:style-name="Tabla8.A2" office:value-type="string">
            <text:p text:style-name="P137">0,009052251989487559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06002631846073102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301717004040256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86085199494846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31783899816218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27:C30&gt;/4" office:value-type="float" office:value="0.0101331649966598">
            <text:p text:style-name="P204">0,01013</text:p>
          </table:table-cell>
          <table:table-cell table:style-name="Tabla8.D31" office:value-type="string">
            <text:p text:style-name="P137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8</text:p>
          </table:table-cell>
          <table:table-cell table:style-name="Tabla8.A2" office:value-type="string">
            <text:p text:style-name="P137">0,008898756001144648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07683999959592968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196884099044837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136910400236956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943846699374262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32:C35&gt;/4" office:value-type="float" office:value="0.0104187919969265">
            <text:p text:style-name="P204">0,01042</text:p>
          </table:table-cell>
          <table:table-cell table:style-name="Tabla8.D36" office:value-type="string">
            <text:p text:style-name="P137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9</text:p>
          </table:table-cell>
          <table:table-cell table:style-name="Tabla8.A2" office:value-type="string">
            <text:p text:style-name="P137">0,007330150008783676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08068849601815238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19026900758035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117683599295560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83058430027449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37:C40&gt;/4" office:value-type="float" office:value="0.00925077450301625">
            <text:p text:style-name="P204">0,00925</text:p>
          </table:table-cell>
          <table:table-cell table:style-name="Tabla8.D41" office:value-type="string">
            <text:p text:style-name="P137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77"/>
            <text:p text:style-name="P77"/>
            <text:p text:style-name="P77">10</text:p>
          </table:table-cell>
          <table:table-cell table:style-name="Tabla8.A2" office:value-type="string">
            <text:p text:style-name="P137">0,00884515600046143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06301060859066354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9354362002341077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1091672100301366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8601787994848564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42:C45&gt;/4" office:value-type="float" office:value="0.00942950675016625">
            <text:p text:style-name="P204">0,00943</text:p>
          </table:table-cell>
          <table:table-cell table:style-name="Tabla8.D46" office:value-type="string">
            <text:p text:style-name="P137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77"/>
            <text:p text:style-name="P77"/>
            <text:p text:style-name="P77">11</text:p>
          </table:table-cell>
          <table:table-cell table:style-name="Tabla8.A2" office:value-type="string">
            <text:p text:style-name="P137">0,009830891998717561</text:p>
          </table:table-cell>
          <table:table-cell table:style-name="Tabla8.D2" table:number-rows-spanned="4" office:value-type="string">
            <text:p text:style-name="P137"/>
            <text:p text:style-name="P137"/>
            <text:p text:style-name="P137">0,00679394464047339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9264692998840474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999104398943018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7">0,00872019500820897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47:C50&gt;/4" office:value-type="float" office:value="0.00945170599879925">
            <text:p text:style-name="P204">0,00945</text:p>
          </table:table-cell>
          <table:table-cell table:style-name="Tabla8.D51" office:value-type="string">
            <text:p text:style-name="P137"/>
          </table:table-cell>
        </table:table-row>
        <table:table-row table:style-name="Tabla8.23">
          <table:table-cell table:style-name="Tabla8.A52" office:value-type="string">
            <text:p text:style-name="P100">Promedio</text:p>
          </table:table-cell>
          <table:table-cell table:style-name="Tabla8.B52" office:value-type="string">
            <text:p text:style-name="P77"><text:s/><text:span text:style-name="T25">Haciendo 1 cluster de cada uno [2:11]</text:span></text:p>
          </table:table-cell>
          <table:table-cell table:style-name="Tabla8.C52" office:value-type="float" office:value="0.10459">
            <text:p text:style-name="P192">0,10459</text:p>
          </table:table-cell>
          <table:table-cell table:style-name="Tabla8.D52" office:value-type="string">
            <text:p text:style-name="P137">0,016480229</text:p>
          </table:table-cell>
        </table:table-row>
      </table:table>
      <text:p text:style-name="P112"><text:span text:style-name="T14"/></text:p>
      <text:p text:style-name="P114"><text:span text:style-name="T14">P</text:span><text:span text:style-name="T13">or los resultados encontrados, vemos que el algoritmo agglomerative, que es el algoritmo del cluster jerárquico, funciona mucho mas rápido que el kmeans y con respecto a la métrica de </text:span><text:span text:style-name="T19">s</text:span><text:span text:style-name="T20">ilhouette_score, </text:span><text:span text:style-name="T19">siempre da el mismo resultado no importa cuantas veces se realice el cluster, cosa que no ocurre cuando el cluster es realizado con el kmeans. </text:span><text:span text:style-name="T21">Viendo el ejemplo de la data que fue normalizada, escalada y pasada por un pca(.9), mientras el kmeans tarda en promedio </text:span><text:span text:style-name="T15">672,34952 </text:span><text:span text:style-name="T16">segundos el </text:span><text:span text:style-name="T13">agglomerative </text:span><text:span text:style-name="T16">solo tarda </text:span><text:span text:style-name="T17">0,11424 </text:span><text:span text:style-name="T16">segundos.</text:span></text:p>
      <text:p text:style-name="P113"><text:span text:style-name="T16"/></text:p>
      <text:p text:style-name="P115"><text:span text:style-name="T16">A</text:span><text:span text:style-name="T13">hora bien el tipo de pre procesamiento que utilizaremos de ahora en adelante sera </text:span><text:span text:style-name="T18">el de Escalar, Normalizar </text:span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6T16:52:34.351065879</dc:date>
    <meta:editing-duration>PT18H47M55S</meta:editing-duration>
    <meta:editing-cycles>24</meta:editing-cycles>
    <meta:generator>LibreOffice/6.0.7.3$Linux_X86_64 LibreOffice_project/00m0$Build-3</meta:generator>
    <meta:document-statistic meta:table-count="18" meta:image-count="0" meta:object-count="0" meta:page-count="14" meta:paragraph-count="849" meta:word-count="1310" meta:character-count="15164" meta:non-whitespace-character-count="14611"/>
  </office:meta>
</office:document-meta>
</file>